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0575in"/>
    </style:style>
    <style:style style:name="co18" style:family="table-column">
      <style:table-column-properties fo:break-before="auto" style:column-width="1.128in"/>
    </style:style>
    <style:style style:name="co24" style:family="table-column">
      <style:table-column-properties fo:break-before="auto" style:column-width="2.0547in"/>
    </style:style>
    <style:style style:name="co25" style:family="table-column">
      <style:table-column-properties fo:break-before="auto" style:column-width="2.0445in"/>
    </style:style>
    <style:style style:name="co33" style:family="table-column">
      <style:table-column-properties fo:break-before="auto" style:column-width="1.6457in"/>
    </style:style>
    <style:style style:name="co34" style:family="table-column">
      <style:table-column-properties fo:break-before="auto" style:column-width="0.8909in"/>
    </style:style>
    <style:style style:name="co35" style:family="table-column">
      <style:table-column-properties fo:break-before="auto" style:column-width="1.148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2.2437in"/>
    </style:style>
    <style:style style:name="co23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2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co46" style:family="table-column">
      <style:table-column-properties fo:break-before="auto" style:column-width="1.9945in"/>
    </style:style>
    <style:style style:name="co47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fo:wrap-option="wrap"/>
      <style:text-properties style:font-name="Arial"/>
    </style:style>
    <style:style style:name="ce49" style:family="table-cell" style:parent-style-name="Default">
      <style:table-cell-properties fo:wrap-option="wrap"/>
    </style: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font-name="Arial" fo:font-size="10pt"/>
    </style:style>
    <style:style style:name="ce36" style:family="table-cell" style:parent-style-name="Default">
      <style:table-cell-properties style:vertical-align="middle"/>
      <style:text-properties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48" style:family="table-cell" style:parent-style-name="Default">
      <style:text-properties style:font-name="Ari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border="0.0008in solid #000000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11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1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32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3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14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48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50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1" style:family="table-cell" style:parent-style-name="Default">
      <style:table-cell-properties fo:background-color="#000080"/>
      <style:text-properties fo:color="#ffffff" fo:font-size="12pt" fo:font-weight="bold"/>
    </style:style>
    <style:style style:name="ce15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59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4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6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6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7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9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7" style:family="table-cell" style:parent-style-name="Default">
      <style:table-cell-properties fo:background-color="#ffffff"/>
    </style:style>
    <style:style style:name="ce178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7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20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Normal_5f_Sheet1">
      <style:table-cell-properties fo:border="0.0008in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7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-asian="ＭＳ Ｐゴシック" style:font-name-complex="Tahoma2"/>
    </style:style>
    <style:style style:name="T5" style:family="text">
      <style:text-properties style:font-name="Arial" style:font-name-asian="ＭＳ Ｐゴシック" style:font-name-complex="Tahom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row table:style-name="ro9">
          <table:table-cell table:style-name="ce159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63" table:number-columns-repeated="2"/>
          <table:table-cell table:style-name="ce159"/>
          <table:table-cell table:style-name="ce159" table:number-columns-spanned="3" table:number-rows-spanned="1"/>
          <table:covered-table-cell table:number-columns-repeated="2" table:style-name="ce159"/>
          <table:table-cell table:style-name="ce159" table:number-columns-repeated="248"/>
          <table:table-cell/>
        </table:table-row>
        <table:table-row table:style-name="ro9">
          <table:table-cell table:style-name="ce160"/>
          <table:table-cell table:number-columns-repeated="2"/>
          <table:table-cell table:style-name="ce160" table:number-columns-repeated="3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number-columns-repeated="2"/>
          <table:table-cell table:style-name="ce160" table:number-columns-repeated="3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number-columns-repeated="2"/>
          <table:table-cell table:style-name="ce160" table:number-columns-repeated="3"/>
          <table:table-cell table:style-name="ce159" table:number-columns-repeated="249"/>
          <table:table-cell/>
        </table:table-row>
        <table:table-row table:style-name="ro10">
          <table:table-cell table:style-name="ce160"/>
          <table:table-cell table:number-columns-repeated="2"/>
          <table:table-cell table:style-name="ce160" table:number-columns-repeated="3"/>
          <table:table-cell table:style-name="ce159" table:number-columns-repeated="249"/>
          <table:table-cell/>
        </table:table-row>
        <table:table-row table:style-name="ro11">
          <table:table-cell table:style-name="ce160"/>
          <table:table-cell table:style-name="ce164" office:value-type="string">
            <text:p>PLF-KS REGRESSION TEST CASES</text:p>
          </table:table-cell>
          <table:table-cell table:style-name="ce160" table:number-columns-repeated="4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style-name="ce165" office:value-type="string">
            <text:p>Version:</text:p>
          </table:table-cell>
          <table:table-cell table:style-name="ce170" office:value-type="float" office:value="1.2" table:number-columns-spanned="2" table:number-rows-spanned="1">
            <text:p>1.2</text:p>
          </table:table-cell>
          <table:covered-table-cell table:style-name="ce176"/>
          <table:table-cell table:style-name="ce160" table:number-columns-repeated="2"/>
          <table:table-cell table:style-name="ce159" table:number-columns-repeated="249"/>
          <table:table-cell/>
        </table:table-row>
        <table:table-row table:style-name="ro14">
          <table:table-cell table:style-name="ce160"/>
          <table:table-cell table:style-name="ce165" office:value-type="string">
            <text:p>Issue date:</text:p>
          </table:table-cell>
          <table:table-cell table:style-name="ce171" office:value-type="date" office:date-value="2012-02-29">
            <text:p>29-Feb-2012</text:p>
          </table:table-cell>
          <table:table-cell table:style-name="ce176"/>
          <table:table-cell table:style-name="ce160" table:number-columns-repeated="2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style-name="ce165" office:value-type="string">
            <text:p>Project Suite:</text:p>
          </table:table-cell>
          <table:table-cell table:style-name="ce170" table:number-columns-spanned="2" table:number-rows-spanned="1"/>
          <table:covered-table-cell table:style-name="ce177"/>
          <table:table-cell table:style-name="ce160" table:number-columns-repeated="2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style-name="ce165" office:value-type="string">
            <text:p>Project Name:</text:p>
          </table:table-cell>
          <table:table-cell table:style-name="ce170" office:value-type="string" table:number-columns-spanned="2" table:number-rows-spanned="1">
            <text:p>KS </text:p>
          </table:table-cell>
          <table:covered-table-cell table:style-name="ce177"/>
          <table:table-cell table:style-name="ce160" table:number-columns-repeated="2"/>
          <table:table-cell table:style-name="ce159" table:number-columns-repeated="249"/>
          <table:table-cell/>
        </table:table-row>
        <table:table-row table:style-name="ro9">
          <table:table-cell table:style-name="ce160"/>
          <table:table-cell table:style-name="ce165" office:value-type="string">
            <text:p>Total Cases:</text:p>
          </table:table-cell>
          <table:table-cell table:style-name="ce172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77"/>
          <table:table-cell table:style-name="ce160" table:number-columns-repeated="2"/>
          <table:table-cell table:style-name="ce159" table:number-columns-repeated="249"/>
          <table:table-cell/>
        </table:table-row>
        <table:table-row table:style-name="ro16">
          <table:table-cell table:style-name="ce161"/>
          <table:table-cell table:style-name="ce166" office:value-type="string">
            <text:p>Test Status:</text:p>
          </table:table-cell>
          <table:table-cell table:style-name="ce173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78"/>
          <table:table-cell table:number-columns-repeated="3"/>
          <table:table-cell table:style-name="ce161" table:number-columns-repeated="248"/>
          <table:table-cell/>
        </table:table-row>
        <table:table-row table:style-name="ro9">
          <table:table-cell table:style-name="ce161"/>
          <table:table-cell table:number-columns-repeated="6"/>
          <table:table-cell table:style-name="ce161" table:number-columns-repeated="248"/>
          <table:table-cell/>
        </table:table-row>
        <table:table-row table:style-name="ro9">
          <table:table-cell table:style-name="ce161"/>
          <table:table-cell table:number-columns-repeated="6"/>
          <table:table-cell table:style-name="ce161" table:number-columns-repeated="248"/>
          <table:table-cell/>
        </table:table-row>
        <table:table-row table:style-name="ro17">
          <table:table-cell table:style-name="ce162"/>
          <table:table-cell table:style-name="ce167" office:value-type="string">
            <text:p>Record of change:</text:p>
          </table:table-cell>
          <table:table-cell table:style-name="ce159" table:number-columns-repeated="5"/>
          <table:table-cell table:style-name="ce162" table:number-columns-repeated="248"/>
          <table:table-cell/>
        </table:table-row>
        <table:table-row table:style-name="ro18">
          <table:table-cell table:style-name="ce162"/>
          <table:table-cell table:style-name="ce168" office:value-type="string">
            <text:p>Effective Date</text:p>
          </table:table-cell>
          <table:table-cell table:style-name="ce174" office:value-type="string">
            <text:p>Version</text:p>
          </table:table-cell>
          <table:table-cell table:style-name="ce174" office:value-type="string">
            <text:p>Change description</text:p>
          </table:table-cell>
          <table:table-cell table:style-name="ce174" office:value-type="string">
            <text:p>Originator</text:p>
          </table:table-cell>
          <table:table-cell table:style-name="ce184" office:value-type="string">
            <text:p>Reviewer/</text:p>
            <text:p>Approver</text:p>
          </table:table-cell>
          <table:table-cell table:style-name="ce186" office:value-type="string">
            <text:p>Reference</text:p>
          </table:table-cell>
          <table:table-cell table:style-name="ce162" table:number-columns-repeated="248"/>
          <table:table-cell/>
        </table:table-row>
        <table:table-row table:style-name="ro9">
          <table:table-cell table:style-name="ce162"/>
          <table:table-cell table:style-name="ce169" office:value-type="date" office:date-value="2011-10-06">
            <text:p>6-Oct-2011</text:p>
          </table:table-cell>
          <table:table-cell table:style-name="ce175" office:value-type="string">
            <text:p>1.0</text:p>
          </table:table-cell>
          <table:table-cell table:style-name="ce179" office:value-type="string">
            <text:p>Write Regression test for KS</text:p>
          </table:table-cell>
          <table:table-cell table:style-name="ce182" office:value-type="string">
            <text:p>Hang.Nguyen</text:p>
          </table:table-cell>
          <table:table-cell table:style-name="ce185"/>
          <table:table-cell table:style-name="ce187"/>
          <table:table-cell table:style-name="ce161"/>
          <table:table-cell table:style-name="ce162" table:number-columns-repeated="247"/>
          <table:table-cell/>
        </table:table-row>
        <table:table-row table:style-name="ro9">
          <table:table-cell table:style-name="ce161"/>
          <table:table-cell table:style-name="ce169" office:value-type="date" office:date-value="2012-01-17">
            <text:p>17-Jan-2012</text:p>
          </table:table-cell>
          <table:table-cell table:style-name="ce175" office:value-type="string">
            <text:p>1.1</text:p>
          </table:table-cell>
          <table:table-cell table:style-name="ce180" office:value-type="string">
            <text:p>Review and update testcase </text:p>
          </table:table-cell>
          <table:table-cell table:style-name="ce183" office:value-type="string">
            <text:p>Nhung.Vu</text:p>
          </table:table-cell>
          <table:table-cell table:style-name="ce185"/>
          <table:table-cell table:style-name="ce187"/>
          <table:table-cell table:style-name="ce161" table:number-columns-repeated="248"/>
          <table:table-cell/>
        </table:table-row>
        <table:table-row table:style-name="ro9">
          <table:table-cell table:style-name="ce161"/>
          <table:table-cell table:style-name="ce169" office:value-type="date" office:date-value="2012-02-29">
            <text:p>29-Feb-2012</text:p>
          </table:table-cell>
          <table:table-cell table:style-name="ce175" office:value-type="string">
            <text:p>1.2</text:p>
          </table:table-cell>
          <table:table-cell table:style-name="ce180" office:value-type="string">
            <text:p>Add content for Bugs_v2_1_8 sheet</text:p>
          </table:table-cell>
          <table:table-cell table:style-name="ce183" office:value-type="string">
            <text:p>Hanh.Ly</text:p>
          </table:table-cell>
          <table:table-cell table:style-name="ce185"/>
          <table:table-cell table:style-name="ce187"/>
          <table:table-cell table:style-name="ce161" table:number-columns-repeated="248"/>
          <table:table-cell/>
        </table:table-row>
        <table:table-row table:style-name="ro9">
          <table:table-cell table:style-name="ce161"/>
          <table:table-cell table:style-name="ce169" office:value-type="date" office:date-value="2012-05-24">
            <text:p>24-May-2012</text:p>
          </table:table-cell>
          <table:table-cell table:style-name="ce175" office:value-type="string">
            <text:p>1.3</text:p>
          </table:table-cell>
          <table:table-cell table:style-name="ce180" office:value-type="string">
            <text:p>Add content for Bugs_v2_1_9 sheet</text:p>
          </table:table-cell>
          <table:table-cell table:style-name="ce183" office:value-type="string">
            <text:p>Thao.Pham</text:p>
          </table:table-cell>
          <table:table-cell table:style-name="ce185"/>
          <table:table-cell table:style-name="ce187"/>
          <table:table-cell table:style-name="ce161" table:number-columns-repeated="248"/>
          <table:table-cell/>
        </table:table-row>
        <table:table-row table:style-name="ro15">
          <table:table-cell table:style-name="ce159"/>
          <table:table-cell table:style-name="ce169" office:value-type="date" office:date-value="2012-07-24">
            <text:p>24-Jul-2012</text:p>
          </table:table-cell>
          <table:table-cell table:style-name="ce175" office:value-type="string">
            <text:p>1.3</text:p>
          </table:table-cell>
          <table:table-cell table:style-name="ce180" office:value-type="string">
            <text:p>Update comment TC 3.5.4, Bug_v2_1_5 - case No 01, Bug_v2_1_9- case No 01</text:p>
            <text:p/>
          </table:table-cell>
          <table:table-cell table:style-name="ce183" office:value-type="string">
            <text:p>Thu.Nguyen</text:p>
          </table:table-cell>
          <table:table-cell table:style-name="ce185"/>
          <table:table-cell table:style-name="ce187"/>
          <table:table-cell/>
          <table:table-cell table:style-name="ce159" table:number-columns-repeated="247"/>
          <table:table-cell/>
        </table:table-row>
        <table:table-row table:style-name="ro9">
          <table:table-cell table:style-name="ce159"/>
          <table:table-cell table:style-name="ce169" office:value-type="date" office:date-value="2012-07-24">
            <text:p>24-Jul-2012</text:p>
          </table:table-cell>
          <table:table-cell table:style-name="ce175" office:value-type="string">
            <text:p>1.3</text:p>
          </table:table-cell>
          <table:table-cell table:style-name="ce181" office:value-type="string">
            <text:p>Modify case 02 for Bugs_v2_1_5 sheet</text:p>
          </table:table-cell>
          <table:table-cell table:style-name="ce183" office:value-type="string">
            <text:p>Thu.Nguyen</text:p>
          </table:table-cell>
          <table:table-cell table:style-name="ce185"/>
          <table:table-cell table:style-name="ce187"/>
          <table:table-cell table:style-name="ce159" table:number-columns-repeated="248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/>
          <table:table-cell table:number-columns-repeated="6"/>
          <table:table-cell table:style-name="ce159" table:number-columns-repeated="248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style-name="ce159" table:number-columns-repeated="255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ce72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row table:style-name="ro1">
          <table:table-cell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5];[.$L1])" office:value-type="float" office:value="0">
            <text:p>0</text:p>
          </table:table-cell>
          <table:table-cell table:style-name="ce100" table:formula="of:=COUNTIF([.N$7:.N$965];[.$L1])" office:value-type="float" office:value="0">
            <text:p>0</text:p>
          </table:table-cell>
          <table:table-cell table:style-name="ce100" table:formula="of:=COUNTIF([.O$7:.O$965];[.$L1])" office:value-type="float" office:value="0">
            <text:p>0</text:p>
          </table:table-cell>
          <table:table-cell table:style-name="ce100" table:formula="of:=COUNTIF([.P$7:.P$965];[.$L1])" office:value-type="float" office:value="0">
            <text:p>0</text:p>
          </table:table-cell>
          <table:table-cell table:style-name="ce100" table:formula="of:=COUNTIF([.Q$7:.Q$965];[.$L1])" office:value-type="float" office:value="0">
            <text:p>0</text:p>
          </table:table-cell>
          <table:table-cell table:style-name="ce100" table:formula="of:=COUNTIF([.R$7:.R$965];[.$L1])" office:value-type="float" office:value="0">
            <text:p>0</text:p>
          </table:table-cell>
          <table:table-cell table:style-name="ce100" table:formula="of:=COUNTIF([.S$7:.S$965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5];[.$L2])" office:value-type="float" office:value="0">
            <text:p>0</text:p>
          </table:table-cell>
          <table:table-cell table:style-name="ce100" table:formula="of:=COUNTIF([.N$7:.N$965];[.$L2])" office:value-type="float" office:value="0">
            <text:p>0</text:p>
          </table:table-cell>
          <table:table-cell table:style-name="ce100" table:formula="of:=COUNTIF([.O$7:.O$965];[.$L2])" office:value-type="float" office:value="0">
            <text:p>0</text:p>
          </table:table-cell>
          <table:table-cell table:style-name="ce100" table:formula="of:=COUNTIF([.P$7:.P$965];[.$L2])" office:value-type="float" office:value="0">
            <text:p>0</text:p>
          </table:table-cell>
          <table:table-cell table:style-name="ce100" table:formula="of:=COUNTIF([.Q$7:.Q$965];[.$L2])" office:value-type="float" office:value="0">
            <text:p>0</text:p>
          </table:table-cell>
          <table:table-cell table:style-name="ce100" table:formula="of:=COUNTIF([.R$7:.R$965];[.$L2])" office:value-type="float" office:value="0">
            <text:p>0</text:p>
          </table:table-cell>
          <table:table-cell table:style-name="ce100" table:formula="of:=COUNTIF([.S$7:.S$965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5];[.$L3])" office:value-type="float" office:value="0">
            <text:p>0</text:p>
          </table:table-cell>
          <table:table-cell table:style-name="ce100" table:formula="of:=COUNTIF([.N$7:.N$965];[.$L3])" office:value-type="float" office:value="0">
            <text:p>0</text:p>
          </table:table-cell>
          <table:table-cell table:style-name="ce100" table:formula="of:=COUNTIF([.O$7:.O$965];[.$L3])" office:value-type="float" office:value="0">
            <text:p>0</text:p>
          </table:table-cell>
          <table:table-cell table:style-name="ce100" table:formula="of:=COUNTIF([.P$7:.P$965];[.$L3])" office:value-type="float" office:value="0">
            <text:p>0</text:p>
          </table:table-cell>
          <table:table-cell table:style-name="ce100" table:formula="of:=COUNTIF([.Q$7:.Q$965];[.$L3])" office:value-type="float" office:value="0">
            <text:p>0</text:p>
          </table:table-cell>
          <table:table-cell table:style-name="ce100" table:formula="of:=COUNTIF([.R$7:.R$965];[.$L3])" office:value-type="float" office:value="0">
            <text:p>0</text:p>
          </table:table-cell>
          <table:table-cell table:style-name="ce100" table:formula="of:=COUNTIF([.S$7:.S$965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/>
          <table:table-cell table:style-name="ce77" office:value-type="string">
            <text:p>Total Main Cases:</text:p>
          </table:table-cell>
          <table:table-cell table:style-name="ce85" table:formula="of:=MAX([.A7:.A948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5];[.$L4])" office:value-type="float" office:value="0">
            <text:p>0</text:p>
          </table:table-cell>
          <table:table-cell table:style-name="ce100" table:formula="of:=COUNTIF([.N$7:.N$965];[.$L4])" office:value-type="float" office:value="0">
            <text:p>0</text:p>
          </table:table-cell>
          <table:table-cell table:style-name="ce100" table:formula="of:=COUNTIF([.O$7:.O$965];[.$L4])" office:value-type="float" office:value="0">
            <text:p>0</text:p>
          </table:table-cell>
          <table:table-cell table:style-name="ce100" table:formula="of:=COUNTIF([.P$7:.P$965];[.$L4])" office:value-type="float" office:value="0">
            <text:p>0</text:p>
          </table:table-cell>
          <table:table-cell table:style-name="ce100" table:formula="of:=COUNTIF([.Q$7:.Q$965];[.$L4])" office:value-type="float" office:value="0">
            <text:p>0</text:p>
          </table:table-cell>
          <table:table-cell table:style-name="ce100" table:formula="of:=COUNTIF([.R$7:.R$965];[.$L4])" office:value-type="float" office:value="0">
            <text:p>0</text:p>
          </table:table-cell>
          <table:table-cell table:style-name="ce100" table:formula="of:=COUNTIF([.S$7:.S$965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1" office:value-type="string">
            <text:p>N/A</text:p>
          </table:table-cell>
          <table:table-cell table:style-name="ce100" table:formula="of:=COUNTIF([.M$7:.M$965];[.$L5])" office:value-type="float" office:value="0">
            <text:p>0</text:p>
          </table:table-cell>
          <table:table-cell table:style-name="ce100" table:formula="of:=COUNTIF([.N$7:.N$965];[.$L5])" office:value-type="float" office:value="0">
            <text:p>0</text:p>
          </table:table-cell>
          <table:table-cell table:style-name="ce100" table:formula="of:=COUNTIF([.O$7:.O$965];[.$L5])" office:value-type="float" office:value="0">
            <text:p>0</text:p>
          </table:table-cell>
          <table:table-cell table:style-name="ce100" table:formula="of:=COUNTIF([.P$7:.P$965];[.$L5])" office:value-type="float" office:value="0">
            <text:p>0</text:p>
          </table:table-cell>
          <table:table-cell table:style-name="ce100" table:formula="of:=COUNTIF([.Q$7:.Q$965];[.$L5])" office:value-type="float" office:value="0">
            <text:p>0</text:p>
          </table:table-cell>
          <table:table-cell table:style-name="ce100" table:formula="of:=COUNTIF([.R$7:.R$965];[.$L5])" office:value-type="float" office:value="0">
            <text:p>0</text:p>
          </table:table-cell>
          <table:table-cell table:style-name="ce100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>
            <text:p>Tester</text:p>
          </table:table-cell>
          <table:table-cell table:style-name="ce103">
            <text:p>IE7</text:p>
          </table:table-cell>
          <table:table-cell table:style-name="ce103">
            <text:p>FireFox3.5</text:p>
          </table:table-cell>
          <table:table-cell table:style-name="ce103">
            <text:p>Comment/Bug</text:p>
          </table:table-cell>
          <table:table-cell table:style-name="ce103" table:number-columns-repeated="4"/>
          <table:table-cell table:style-name="ce96" table:number-columns-repeated="211"/>
          <table:table-cell table:style-name="ce88" table:number-columns-repeated="26"/>
        </table:table-row>
        <table:table-row table:style-name="ro19">
          <table:table-cell table:style-name="ce188" office:value-type="float" office:value="1">
            <text:p>1.00</text:p>
          </table:table-cell>
          <table:table-cell table:style-name="ce32" office:value-type="string">
            <text:p>REG_PLF_214_KS_001</text:p>
          </table:table-cell>
          <table:table-cell table:style-name="ce189" office:value-type="float" office:value="1">
            <text:p>1.00</text:p>
          </table:table-cell>
          <table:table-cell table:style-name="ce89" table:formula="of:=[.B7]" office:value-type="string" office:string-value="REG_PLF_214_KS_001">
            <text:p>REG_PLF_214_KS_001</text:p>
          </table:table-cell>
          <table:table-cell table:style-name="ce37" office:value-type="string">
            <text:p>Check The Maximum number of online users</text:p>
          </table:table-cell>
          <table:table-cell table:style-name="ce95" office:value-type="string">
            <text:p>Step 1: Login with some user</text:p>
          </table:table-cell>
          <table:table-cell table:style-name="ce95" office:value-type="string">
            <text:p>- Login as "john", "mary" and "demo" on three respective browsers.</text:p>
          </table:table-cell>
          <table:table-cell table:style-name="ce95" office:value-type="string">
            <text:p>Login in successfully</text:p>
          </table:table-cell>
          <table:table-cell table:style-name="ce95" office:value-type="string">
            <text:p>Medium</text:p>
          </table:table-cell>
          <table:table-cell table:style-name="ce89" office:value-type="string">
            <text:p>KS-3065</text:p>
            <text:p>CCP_786</text:p>
          </table:table-cell>
          <table:table-cell table:style-name="ce192" office:value-type="string">
            <text:p>The max user in forum is not set properly </text:p>
          </table:table-cell>
          <table:table-cell table:style-name="ce102">
            <text:p>nhung.vu</text:p>
          </table:table-cell>
          <table:table-cell table:style-name="ce102" table:number-columns-repeated="7"/>
          <table:table-cell table:number-columns-repeated="237"/>
        </table:table-row>
        <table:table-row table:style-name="ro13">
          <table:table-cell table:style-name="ce1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4_KS_001</text:p>
          </table:table-cell>
          <table:table-cell table:style-name="ce18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9" table:formula="of:=[.B8]" office:value-type="string" office:string-value="REG_PLF_214_KS_001">
            <text:p>REG_PLF_214_KS_001</text:p>
          </table:table-cell>
          <table:table-cell table:style-name="ce190" office:value-type="string">
            <text:p>Check The Maximum number of online users</text:p>
          </table:table-cell>
          <table:table-cell table:style-name="ce95" office:value-type="string">
            <text:p>Step 2: Check the maximum numbers of on line users</text:p>
          </table:table-cell>
          <table:table-cell table:style-name="ce95" office:value-type="string">
            <text:p>- With each users go to Forum </text:p>
          </table:table-cell>
          <table:table-cell table:style-name="ce95" office:value-type="string">
            <text:p>Show the maximum number of line user </text:p>
          </table:table-cell>
          <table:table-cell table:style-name="ce95" office:value-type="string">
            <text:p>Medium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13">
          <table:table-cell table:style-name="ce1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4_KS_001</text:p>
          </table:table-cell>
          <table:table-cell table:style-name="ce18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9" table:formula="of:=[.B9]" office:value-type="string" office:string-value="REG_PLF_214_KS_001">
            <text:p>REG_PLF_214_KS_001</text:p>
          </table:table-cell>
          <table:table-cell table:style-name="ce190" office:value-type="string">
            <text:p>Check The Maximum number of online users</text:p>
          </table:table-cell>
          <table:table-cell table:style-name="ce95" office:value-type="string">
            <text:p>Step 3: Check after logout user</text:p>
          </table:table-cell>
          <table:table-cell table:style-name="ce95" office:value-type="string">
            <text:p>- Logout mary</text:p>
          </table:table-cell>
          <table:table-cell table:style-name="ce95" office:value-type="string">
            <text:p>The Number of maximum users will be updated after 2m</text:p>
          </table:table-cell>
          <table:table-cell table:style-name="ce95" office:value-type="string">
            <text:p>Medium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20">
          <table:table-cell table:style-name="ce18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32" office:value-type="string">
            <text:p>REG_PLF_214_KS_002</text:p>
          </table:table-cell>
          <table:table-cell table:style-name="ce189" office:value-type="float" office:value="1">
            <text:p>1.00</text:p>
          </table:table-cell>
          <table:table-cell table:style-name="ce89" table:formula="of:=[.B10]" office:value-type="string" office:string-value="REG_PLF_214_KS_002">
            <text:p>REG_PLF_214_KS_002</text:p>
          </table:table-cell>
          <table:table-cell table:style-name="ce38" office:value-type="string">
            <text:p>Check French translation in Answer portlet</text:p>
          </table:table-cell>
          <table:table-cell table:style-name="ce95" office:value-type="string">
            <text:p>Step 1: Add new page with Answer portlet</text:p>
          </table:table-cell>
          <table:table-cell table:style-name="ce95" office:value-type="string">
            <text:p>Step 1: Add new page have FAQ answer portlet</text:p>
          </table:table-cell>
          <table:table-cell table:style-name="ce95" office:value-type="string">
            <text:p>Add new page successfully</text:p>
          </table:table-cell>
          <table:table-cell table:style-name="ce95" office:value-type="string">
            <text:p>Medium</text:p>
          </table:table-cell>
          <table:table-cell table:style-name="ce89" office:value-type="string">
            <text:p>KS-3075</text:p>
            <text:p>CCP_796</text:p>
          </table:table-cell>
          <table:table-cell table:style-name="ce192" office:value-type="string">
            <text:p>Problem with French translation in Faq Answer portlet </text:p>
          </table:table-cell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20">
          <table:table-cell table:style-name="ce1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4_KS_002</text:p>
          </table:table-cell>
          <table:table-cell table:style-name="ce18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9" table:formula="of:=[.B11]" office:value-type="string" office:string-value="REG_PLF_214_KS_002">
            <text:p>REG_PLF_214_KS_002</text:p>
          </table:table-cell>
          <table:table-cell table:style-name="ce191" office:value-type="string">
            <text:p>Check French translation in Answer portlet</text:p>
          </table:table-cell>
          <table:table-cell table:style-name="ce95" office:value-type="string">
            <text:p>Step 2: Check Answer button</text:p>
          </table:table-cell>
          <table:table-cell table:style-name="ce95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95" office:value-type="string">
            <text:p>We have "Answers" should be "Réponse"</text:p>
          </table:table-cell>
          <table:table-cell table:style-name="ce95" office:value-type="string">
            <text:p>Medium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15">
          <table:table-cell table:style-name="ce1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2" office:value-type="string">
            <text:p>REG_PLF_214_KS_002</text:p>
          </table:table-cell>
          <table:table-cell table:style-name="ce18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9" table:formula="of:=[.B12]" office:value-type="string" office:string-value="REG_PLF_214_KS_002">
            <text:p>REG_PLF_214_KS_002</text:p>
          </table:table-cell>
          <table:table-cell table:style-name="ce191" office:value-type="string">
            <text:p>Check French translation in Answer portlet</text:p>
          </table:table-cell>
          <table:table-cell table:style-name="ce95" office:value-type="string">
            <text:p>Step 3: Check datetime label of question</text:p>
          </table:table-cell>
          <table:table-cell table:style-name="ce95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95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95" office:value-type="string">
            <text:p>Medium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9">
          <table:table-cell table:style-name="ce72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77];[.$L1])" office:value-type="float" office:value="0">
            <text:p>0</text:p>
          </table:table-cell>
          <table:table-cell table:style-name="ce100" table:formula="of:=COUNTIF([.N$7:.N$977];[.$L1])" office:value-type="float" office:value="0">
            <text:p>0</text:p>
          </table:table-cell>
          <table:table-cell table:style-name="ce100" table:formula="of:=COUNTIF([.O$7:.O$977];[.$L1])" office:value-type="float" office:value="0">
            <text:p>0</text:p>
          </table:table-cell>
          <table:table-cell table:style-name="ce100" table:formula="of:=COUNTIF([.P$7:.P$977];[.$L1])" office:value-type="float" office:value="0">
            <text:p>0</text:p>
          </table:table-cell>
          <table:table-cell table:style-name="ce100" table:formula="of:=COUNTIF([.Q$7:.Q$977];[.$L1])" office:value-type="float" office:value="0">
            <text:p>0</text:p>
          </table:table-cell>
          <table:table-cell table:style-name="ce100" table:formula="of:=COUNTIF([.R$7:.R$977];[.$L1])" office:value-type="float" office:value="0">
            <text:p>0</text:p>
          </table:table-cell>
          <table:table-cell table:style-name="ce100" table:formula="of:=COUNTIF([.S$7:.S$977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9">
          <table:table-cell table:style-name="ce72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77];[.$L2])" office:value-type="float" office:value="0">
            <text:p>0</text:p>
          </table:table-cell>
          <table:table-cell table:style-name="ce100" table:formula="of:=COUNTIF([.N$7:.N$977];[.$L2])" office:value-type="float" office:value="0">
            <text:p>0</text:p>
          </table:table-cell>
          <table:table-cell table:style-name="ce100" table:formula="of:=COUNTIF([.O$7:.O$977];[.$L2])" office:value-type="float" office:value="0">
            <text:p>0</text:p>
          </table:table-cell>
          <table:table-cell table:style-name="ce100" table:formula="of:=COUNTIF([.P$7:.P$977];[.$L2])" office:value-type="float" office:value="0">
            <text:p>0</text:p>
          </table:table-cell>
          <table:table-cell table:style-name="ce100" table:formula="of:=COUNTIF([.Q$7:.Q$977];[.$L2])" office:value-type="float" office:value="0">
            <text:p>0</text:p>
          </table:table-cell>
          <table:table-cell table:style-name="ce100" table:formula="of:=COUNTIF([.R$7:.R$977];[.$L2])" office:value-type="float" office:value="0">
            <text:p>0</text:p>
          </table:table-cell>
          <table:table-cell table:style-name="ce100" table:formula="of:=COUNTIF([.S$7:.S$977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 table:style-name="ce72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77];[.$L3])" office:value-type="float" office:value="0">
            <text:p>0</text:p>
          </table:table-cell>
          <table:table-cell table:style-name="ce100" table:formula="of:=COUNTIF([.N$7:.N$977];[.$L3])" office:value-type="float" office:value="0">
            <text:p>0</text:p>
          </table:table-cell>
          <table:table-cell table:style-name="ce100" table:formula="of:=COUNTIF([.O$7:.O$977];[.$L3])" office:value-type="float" office:value="0">
            <text:p>0</text:p>
          </table:table-cell>
          <table:table-cell table:style-name="ce100" table:formula="of:=COUNTIF([.P$7:.P$977];[.$L3])" office:value-type="float" office:value="0">
            <text:p>0</text:p>
          </table:table-cell>
          <table:table-cell table:style-name="ce100" table:formula="of:=COUNTIF([.Q$7:.Q$977];[.$L3])" office:value-type="float" office:value="0">
            <text:p>0</text:p>
          </table:table-cell>
          <table:table-cell table:style-name="ce100" table:formula="of:=COUNTIF([.R$7:.R$977];[.$L3])" office:value-type="float" office:value="0">
            <text:p>0</text:p>
          </table:table-cell>
          <table:table-cell table:style-name="ce100" table:formula="of:=COUNTIF([.S$7:.S$977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 table:style-name="ce72"/>
          <table:table-cell table:style-name="ce77" office:value-type="string">
            <text:p>Total Main Cases:</text:p>
          </table:table-cell>
          <table:table-cell table:style-name="ce85" table:formula="of:=MAX([.A7:.A960])" office:value-type="float" office:value="4" table:number-columns-spanned="3" table:number-rows-spanned="1">
            <text:p>4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77];[.$L4])" office:value-type="float" office:value="0">
            <text:p>0</text:p>
          </table:table-cell>
          <table:table-cell table:style-name="ce100" table:formula="of:=COUNTIF([.N$7:.N$977];[.$L4])" office:value-type="float" office:value="0">
            <text:p>0</text:p>
          </table:table-cell>
          <table:table-cell table:style-name="ce100" table:formula="of:=COUNTIF([.O$7:.O$977];[.$L4])" office:value-type="float" office:value="0">
            <text:p>0</text:p>
          </table:table-cell>
          <table:table-cell table:style-name="ce100" table:formula="of:=COUNTIF([.P$7:.P$977];[.$L4])" office:value-type="float" office:value="0">
            <text:p>0</text:p>
          </table:table-cell>
          <table:table-cell table:style-name="ce100" table:formula="of:=COUNTIF([.Q$7:.Q$977];[.$L4])" office:value-type="float" office:value="0">
            <text:p>0</text:p>
          </table:table-cell>
          <table:table-cell table:style-name="ce100" table:formula="of:=COUNTIF([.R$7:.R$977];[.$L4])" office:value-type="float" office:value="0">
            <text:p>0</text:p>
          </table:table-cell>
          <table:table-cell table:style-name="ce100" table:formula="of:=COUNTIF([.S$7:.S$977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9">
          <table:table-cell table:style-name="ce72"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2" office:value-type="string">
            <text:p>N/A</text:p>
          </table:table-cell>
          <table:table-cell table:style-name="ce100" table:formula="of:=COUNTIF([.M$7:.M$977];[.$L5])" office:value-type="float" office:value="0">
            <text:p>0</text:p>
          </table:table-cell>
          <table:table-cell table:style-name="ce100" table:formula="of:=COUNTIF([.N$7:.N$977];[.$L5])" office:value-type="float" office:value="0">
            <text:p>0</text:p>
          </table:table-cell>
          <table:table-cell table:style-name="ce100" table:formula="of:=COUNTIF([.O$7:.O$977];[.$L5])" office:value-type="float" office:value="0">
            <text:p>0</text:p>
          </table:table-cell>
          <table:table-cell table:style-name="ce100" table:formula="of:=COUNTIF([.P$7:.P$977];[.$L5])" office:value-type="float" office:value="0">
            <text:p>0</text:p>
          </table:table-cell>
          <table:table-cell table:style-name="ce100" table:formula="of:=COUNTIF([.Q$7:.Q$977];[.$L5])" office:value-type="float" office:value="0">
            <text:p>0</text:p>
          </table:table-cell>
          <table:table-cell table:style-name="ce100" table:formula="of:=COUNTIF([.R$7:.R$977];[.$L5])" office:value-type="float" office:value="0">
            <text:p>0</text:p>
          </table:table-cell>
          <table:table-cell table:style-name="ce100" table:formula="of:=COUNTIF([.S$7:.S$977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>
            <text:p>Tester</text:p>
          </table:table-cell>
          <table:table-cell table:style-name="ce103">
            <text:p>IE7</text:p>
          </table:table-cell>
          <table:table-cell table:style-name="ce103">
            <text:p>FireFox3.5</text:p>
          </table:table-cell>
          <table:table-cell table:style-name="ce103">
            <text:p>Comment/Bug</text:p>
          </table:table-cell>
          <table:table-cell table:style-name="ce103" table:number-columns-repeated="4"/>
          <table:table-cell table:style-name="ce96" table:number-columns-repeated="211"/>
          <table:table-cell table:style-name="ce88" table:number-columns-repeated="26"/>
        </table:table-row>
        <table:table-row table:style-name="ro23">
          <table:table-cell table:style-name="ce188" office:value-type="float" office:value="1">
            <text:p>1.00</text:p>
          </table:table-cell>
          <table:table-cell table:style-name="ce32" office:value-type="string">
            <text:p>REG_PLF_215_KS_001</text:p>
          </table:table-cell>
          <table:table-cell table:style-name="ce189" office:value-type="float" office:value="1">
            <text:p>1.00</text:p>
          </table:table-cell>
          <table:table-cell table:style-name="ce89" table:formula="of:=[.B7]" office:value-type="string" office:string-value="REG_PLF_215_KS_001">
            <text:p>REG_PLF_215_KS_001</text:p>
          </table:table-cell>
          <table:table-cell table:style-name="ce37" office:value-type="string">
            <text:p>Check An inactive and/or disapproved question is always visible in FAQ </text:p>
          </table:table-cell>
          <table:table-cell table:style-name="ce95" office:value-type="string">
            <text:p>Step 1: Add new for Answer and FAQ page</text:p>
          </table:table-cell>
          <table:table-cell table:style-name="ce95" office:value-type="string">
            <text:p>- Login by root</text:p>
            <text:p>- Add new page with Answer portlet and FAQ portlet</text:p>
            <text:p/>
          </table:table-cell>
          <table:table-cell table:style-name="ce95" office:value-type="string">
            <text:p>Add new page successfully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035</text:p>
            <text:p>CCP_638</text:p>
          </table:table-cell>
          <table:table-cell table:style-name="ce111" office:value-type="string">
            <text:p>An inactived and/or disapproved question is always visible in FAQ </text:p>
          </table:table-cell>
          <table:table-cell table:style-name="ce102">
            <text:p>nhung.vu</text:p>
          </table:table-cell>
          <table:table-cell table:style-name="ce102" table:number-columns-repeated="7"/>
          <table:table-cell table:number-columns-repeated="237"/>
        </table:table-row>
        <table:table-row table:style-name="ro15">
          <table:table-cell table:style-name="ce1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5_KS_001</text:p>
          </table:table-cell>
          <table:table-cell table:style-name="ce18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9" table:formula="of:=[.B8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2: Add new some questions and answer</text:p>
          </table:table-cell>
          <table:table-cell table:style-name="ce95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95" office:value-type="string">
            <text:p>Question and answer is created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9">
          <table:table-cell table:style-name="ce1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5_KS_001</text:p>
          </table:table-cell>
          <table:table-cell table:style-name="ce18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9" table:formula="of:=[.B9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3: Check manage question</text:p>
          </table:table-cell>
          <table:table-cell table:style-name="ce95" office:value-type="string">
            <text:p>- Go to Manage question on AnswerToolbar</text:p>
          </table:table-cell>
          <table:table-cell table:style-name="ce192" office:value-type="string">
            <text:p>This question and answer are activated and approved by default 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9">
          <table:table-cell table:style-name="ce1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2" office:value-type="string">
            <text:p>REG_PLF_215_KS_001</text:p>
          </table:table-cell>
          <table:table-cell table:style-name="ce18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9" table:formula="of:=[.B10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4: Check all answer and question in FAQ</text:p>
          </table:table-cell>
          <table:table-cell table:style-name="ce95" office:value-type="string">
            <text:p>- Go to FAQ page</text:p>
          </table:table-cell>
          <table:table-cell table:style-name="ce192" office:value-type="string">
            <text:p>They're visibles in Answers/FAQ page. 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5">
          <table:table-cell table:style-name="ce1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5_KS_001</text:p>
          </table:table-cell>
          <table:table-cell table:style-name="ce18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9" table:formula="of:=[.B11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5: Uncheck both Approved and Activated</text:p>
          </table:table-cell>
          <table:table-cell table:style-name="ce95" office:value-type="string">
            <text:p>- Go to Manage question on AnswerToolbar</text:p>
            <text:p>- uncheck both Approved and Activated. Then Save</text:p>
          </table:table-cell>
          <table:table-cell table:style-name="ce95" office:value-type="string">
            <text:p>Uncheck both Approved and Activated sucessfully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9">
          <table:table-cell table:style-name="ce188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5_KS_001</text:p>
          </table:table-cell>
          <table:table-cell table:style-name="ce189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89" table:formula="of:=[.B12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6: Check question after unchecked Approved and Activated in Answer page</text:p>
          </table:table-cell>
          <table:table-cell table:style-name="ce95" office:value-type="string">
            <text:p>- Go to Answer page</text:p>
          </table:table-cell>
          <table:table-cell table:style-name="ce95" office:value-type="string">
            <text:p>This question is no more visible in module "Answers"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9">
          <table:table-cell table:style-name="ce188"/>
          <table:table-cell table:style-name="ce32" office:value-type="string">
            <text:p>REG_PLF_215_KS_001</text:p>
          </table:table-cell>
          <table:table-cell table:style-name="ce189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89" table:formula="of:=[.B13]" office:value-type="string" office:string-value="REG_PLF_215_KS_001">
            <text:p>REG_PLF_215_KS_001</text:p>
          </table:table-cell>
          <table:table-cell table:style-name="ce190" office:value-type="string">
            <text:p>Check An inactive and/or disapproved question is always visible in FAQ </text:p>
          </table:table-cell>
          <table:table-cell table:style-name="ce95" office:value-type="string">
            <text:p>Step 7: Check answer and question in FAQ</text:p>
          </table:table-cell>
          <table:table-cell table:style-name="ce95" office:value-type="string">
            <text:p>- Go to FAQ page</text:p>
          </table:table-cell>
          <table:table-cell table:style-name="ce192" office:value-type="string">
            <text:p>This question is invisible in FAQ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3">
          <table:table-cell table:style-name="ce18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2.00</text:p>
          </table:table-cell>
          <table:table-cell table:style-name="ce32" office:value-type="string">
            <text:p>REG_PLF_215_KS_002</text:p>
          </table:table-cell>
          <table:table-cell table:style-name="ce18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9" table:formula="of:=[.B14]" office:value-type="string" office:string-value="REG_PLF_215_KS_002">
            <text:p>REG_PLF_215_KS_002</text:p>
          </table:table-cell>
          <table:table-cell table:style-name="ce38" office:value-type="string">
            <text:p>Forum "Private Message" posts are visible in the global activity stream</text:p>
          </table:table-cell>
          <table:table-cell table:style-name="ce95" office:value-type="string">
            <text:p>Step 1: Send private message to demo and john</text:p>
          </table:table-cell>
          <table:table-cell table:style-name="ce199" office:value-type="string">
            <text:p><text:span text:style-name="T4">- Login by root</text:span></text:p>
            <text:p><text:span text:style-name="T4">- Choose My space and click </text:span><text:span text:style-name="T4">Add new space</text:span></text:p>
            <text:p><text:span text:style-name="T4">- Input some fields required with </text:span><text:span text:style-name="T4">name is Space1 </text:span></text:p>
            <text:p><text:span text:style-name="T4">- Click Save</text:span></text:p>
          </table:table-cell>
          <table:table-cell table:style-name="ce95" office:value-type="string">
            <text:p>Private message's sent to demo and john successfully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160</text:p>
            <text:p>CCP_855</text:p>
          </table:table-cell>
          <table:table-cell table:style-name="ce196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20">
          <table:table-cell table:style-name="ce188"/>
          <table:table-cell table:style-name="ce32" office:value-type="string">
            <text:p>REG_PLF_215_KS_002</text:p>
          </table:table-cell>
          <table:table-cell table:style-name="ce18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9" table:formula="of:=[.B15]" office:value-type="string" office:string-value="REG_PLF_215_KS_002">
            <text:p>REG_PLF_215_KS_002</text:p>
          </table:table-cell>
          <table:table-cell table:style-name="ce191" office:value-type="string">
            <text:p>Forum "Private Message" posts are visible in the global activity stream</text:p>
          </table:table-cell>
          <table:table-cell table:style-name="ce95" office:value-type="string">
            <text:p>Step 2: Invite john and demo to this space.</text:p>
          </table:table-cell>
          <table:table-cell table:style-name="ce95" office:value-type="string">
            <text:p>- Click on Space1 and choose space setting icon on Space Menu Portlet</text:p>
            <text:p>- Choose member tab and invite demo, john join Space1</text:p>
          </table:table-cell>
          <table:table-cell table:style-name="ce95" office:value-type="string">
            <text:p>Invitations to demo and john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19">
          <table:table-cell table:style-name="ce1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2" office:value-type="string">
            <text:p>REG_PLF_215_KS_002</text:p>
          </table:table-cell>
          <table:table-cell table:style-name="ce18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9" table:formula="of:=[.B16]" office:value-type="string" office:string-value="REG_PLF_215_KS_002">
            <text:p>REG_PLF_215_KS_002</text:p>
          </table:table-cell>
          <table:table-cell table:style-name="ce191" office:value-type="string">
            <text:p>Forum "Private Message" posts are visible in the global activity stream</text:p>
          </table:table-cell>
          <table:table-cell table:style-name="ce95" office:value-type="string">
            <text:p>Step 3: Send a private message to john.</text:p>
          </table:table-cell>
          <table:table-cell table:style-name="ce95" office:value-type="string">
            <text:p>- Go to Forum</text:p>
            <text:p>- Click Private message send private message to John</text:p>
          </table:table-cell>
          <table:table-cell table:style-name="ce95" office:value-type="string">
            <text:p>Send new message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19">
          <table:table-cell table:style-name="ce188"/>
          <table:table-cell table:style-name="ce32" office:value-type="string">
            <text:p>REG_PLF_215_KS_002</text:p>
          </table:table-cell>
          <table:table-cell table:style-name="ce18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9" table:formula="of:=[.B17]" office:value-type="string" office:string-value="REG_PLF_215_KS_002">
            <text:p>REG_PLF_215_KS_002</text:p>
          </table:table-cell>
          <table:table-cell table:style-name="ce191" office:value-type="string">
            <text:p>Forum "Private Message" posts are visible in the global activity stream</text:p>
          </table:table-cell>
          <table:table-cell table:style-name="ce95" office:value-type="string">
            <text:p>Step 4: Connect to demo</text:p>
          </table:table-cell>
          <table:table-cell table:style-name="ce199" office:value-type="string">
            <text:p><text:span text:style-name="T4">- Go to Find connection</text:span></text:p>
            <text:p><text:span text:style-name="T4">- Click on Connect to demo</text:span></text:p>
          </table:table-cell>
          <table:table-cell table:style-name="ce95" office:value-type="string">
            <text:p>Connection request is sent to demo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20">
          <table:table-cell table:style-name="ce188" table:formula="of:=IF(VALUE(MID([.F18];6;FIND(&quot;:&quot;;[.F18];1)-FIND(&quot; &quot;;[.F18];1)-1))&gt;VALUE(MID([.F16];6;FIND(&quot;:&quot;;[.F16];1)-FIND(&quot; &quot;;[.F16];1)-1));&quot;&quot;;MAX([.A$7:.A16])+1)">
            <text:p/>
          </table:table-cell>
          <table:table-cell table:style-name="ce32" office:value-type="string">
            <text:p>REG_PLF_215_KS_002</text:p>
          </table:table-cell>
          <table:table-cell table:style-name="ce189" table:formula="of:=IF(VALUE(MID([.F18];6;FIND(&quot;:&quot;;[.F18];1)-FIND(&quot; &quot;;[.F18];1)-1))&gt;VALUE(MID([.F16];6;FIND(&quot;:&quot;;[.F16];1)-FIND(&quot; &quot;;[.F16];1)-1));[.C16];[.C16]+1)" office:value-type="float" office:value="1">
            <text:p>1.00</text:p>
          </table:table-cell>
          <table:table-cell table:style-name="ce89" table:formula="of:=[.B18]" office:value-type="string" office:string-value="REG_PLF_215_KS_002">
            <text:p>REG_PLF_215_KS_002</text:p>
          </table:table-cell>
          <table:table-cell table:style-name="ce191" office:value-type="string">
            <text:p>Forum "Private Message" posts are visible in the global activity stream</text:p>
          </table:table-cell>
          <table:table-cell table:style-name="ce95" office:value-type="string">
            <text:p>Step 5: Confirm the connection request</text:p>
          </table:table-cell>
          <table:table-cell table:style-name="ce95" office:value-type="string">
            <text:p>- Login as demo</text:p>
            <text:p>- Go to My connection</text:p>
            <text:p>- Click on Request received</text:p>
            <text:p>- Click on Confirm</text:p>
            <text:p><text:span text:style-name="T5"/></text:p>
          </table:table-cell>
          <table:table-cell table:style-name="ce199" office:value-type="string">
            <text:p>Demo is connected to root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19">
          <table:table-cell table:style-name="ce188"/>
          <table:table-cell table:style-name="ce32" office:value-type="string">
            <text:p>REG_PLF_215_KS_002</text:p>
          </table:table-cell>
          <table:table-cell table:style-name="ce189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9" office:value-type="string">
            <text:p>REG_PLF_215_KS_002</text:p>
          </table:table-cell>
          <table:table-cell table:style-name="ce191" office:value-type="string">
            <text:p>Forum "Private Message" posts are visible in the global activity stream</text:p>
          </table:table-cell>
          <table:table-cell table:style-name="ce95" office:value-type="string">
            <text:p>Step 6: Check private message in Demo's activity</text:p>
          </table:table-cell>
          <table:table-cell table:style-name="ce199" office:value-type="string">
            <text:p><text:span text:style-name="T4">- Go to intranet homepage</text:span></text:p>
            <text:p><text:span text:style-name="T4">- Check All Updates</text:span></text:p>
          </table:table-cell>
          <table:table-cell table:style-name="ce199" office:value-type="string">
            <text:p>Private message cannot be displayed in his activity stream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23">
          <table:table-cell table:style-name="ce188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3.00</text:p>
          </table:table-cell>
          <table:table-cell table:style-name="ce194" office:value-type="string">
            <text:p>REG_PLF_215_KS_003</text:p>
          </table:table-cell>
          <table:table-cell table:style-name="ce189" office:value-type="float" office:value="1">
            <text:p>1.00</text:p>
          </table:table-cell>
          <table:table-cell table:style-name="ce95" table:formula="of:=[.B20]" office:value-type="string" office:string-value="REG_PLF_215_KS_003">
            <text:p>REG_PLF_215_KS_003</text:p>
          </table:table-cell>
          <table:table-cell table:style-name="ce196" office:value-type="string">
            <text:p>Check FN/LN display in vote</text:p>
          </table:table-cell>
          <table:table-cell table:style-name="ce95" office:value-type="string">
            <text:p>Step 1: Created Category/Forum/Topic</text:p>
          </table:table-cell>
          <table:table-cell table:style-name="ce95" office:value-type="string">
            <text:p>- Go to Forum</text:p>
            <text:p>- Created Category/Forum/Topic</text:p>
          </table:table-cell>
          <table:table-cell table:style-name="ce95" office:value-type="string">
            <text:p>Created Category/Forum/Topic successfully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214</text:p>
            <text:p>CCP_888</text:p>
          </table:table-cell>
          <table:table-cell table:style-name="ce95" office:value-type="string">
            <text:p>First/last name should be displayed in vote rather than user name</text:p>
          </table:table-cell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19">
          <table:table-cell table:style-name="ce18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4" office:value-type="string">
            <text:p>REG_PLF_215_KS_003</text:p>
          </table:table-cell>
          <table:table-cell table:style-name="ce189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95" table:formula="of:=[.B21]" office:value-type="string" office:string-value="REG_PLF_215_KS_003">
            <text:p>REG_PLF_215_KS_003</text:p>
          </table:table-cell>
          <table:table-cell table:style-name="ce197" office:value-type="string">
            <text:p>Check FN/LN display in vote</text:p>
          </table:table-cell>
          <table:table-cell table:style-name="ce95" office:value-type="string">
            <text:p>Step 2: Vote rate for topic</text:p>
          </table:table-cell>
          <table:table-cell table:style-name="ce95" office:value-type="string">
            <text:p>Open the Topic and click Rate and selected rate topic</text:p>
          </table:table-cell>
          <table:table-cell table:style-name="ce95" office:value-type="string">
            <text:p>- Rate for topic successfully</text:p>
            <text:p>- Rating info is shown correct in Forum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19">
          <table:table-cell table:style-name="ce18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4" office:value-type="string">
            <text:p>REG_PLF_215_KS_003</text:p>
          </table:table-cell>
          <table:table-cell table:style-name="ce18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95" table:formula="of:=[.B22]" office:value-type="string" office:string-value="REG_PLF_215_KS_003">
            <text:p>REG_PLF_215_KS_003</text:p>
          </table:table-cell>
          <table:table-cell table:style-name="ce197" office:value-type="string">
            <text:p>Check FN/LN display in vote</text:p>
          </table:table-cell>
          <table:table-cell table:style-name="ce95" office:value-type="string">
            <text:p>Step 3: Vote again for topic</text:p>
          </table:table-cell>
          <table:table-cell table:style-name="ce95" office:value-type="string">
            <text:p>Continue click rate for topic again</text:p>
          </table:table-cell>
          <table:table-cell table:style-name="ce95" office:value-type="string">
            <text:p>Show message with infor of user voted show is Screen name ( FN/LN)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15">
          <table:table-cell table:style-name="ce188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194" office:value-type="string">
            <text:p>REG_PLF_215_KS_004</text:p>
          </table:table-cell>
          <table:table-cell table:style-name="ce18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95" table:formula="of:=[.B23]" office:value-type="string" office:string-value="REG_PLF_215_KS_004">
            <text:p>REG_PLF_215_KS_004</text:p>
          </table:table-cell>
          <table:table-cell table:style-name="ce196" office:value-type="string">
            <text:p>Polls are visible for all users</text:p>
          </table:table-cell>
          <table:table-cell table:style-name="ce95" office:value-type="string">
            <text:p>Step 1: Create new space</text:p>
          </table:table-cell>
          <table:table-cell table:style-name="ce95" office:value-type="string">
            <text:p>- Login by John</text:p>
            <text:p>- Create new space with name Space1</text:p>
          </table:table-cell>
          <table:table-cell table:style-name="ce95" office:value-type="string">
            <text:p>- Space1 is created successfully</text:p>
            <text:p>- On Forum page, a forum named Space1 is created under Category spaces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224</text:p>
            <text:p>CCP_896</text:p>
          </table:table-cell>
          <table:table-cell table:style-name="ce95" office:value-type="string">
            <text:p>Polls are visible for all users</text:p>
          </table:table-cell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13">
          <table:table-cell table:style-name="ce18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REG_PLF_215_KS_004</text:p>
          </table:table-cell>
          <table:table-cell table:style-name="ce18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95" table:formula="of:=[.B24]" office:value-type="string" office:string-value="REG_PLF_215_KS_004">
            <text:p>REG_PLF_215_KS_004</text:p>
          </table:table-cell>
          <table:table-cell table:style-name="ce197" office:value-type="string">
            <text:p>Polls are visible for all users</text:p>
          </table:table-cell>
          <table:table-cell table:style-name="ce95" office:value-type="string">
            <text:p>Step 2: Add new forum under the space</text:p>
          </table:table-cell>
          <table:table-cell table:style-name="ce95" office:value-type="string">
            <text:p>- Click on Dicussion on Space1</text:p>
          </table:table-cell>
          <table:table-cell table:style-name="ce95" office:value-type="string">
            <text:p>Forum Space1 is opened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20">
          <table:table-cell table:style-name="ce18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95" office:value-type="string">
            <text:p>REG_PLF_215_KS_004</text:p>
          </table:table-cell>
          <table:table-cell table:style-name="ce18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95" table:formula="of:=[.B25]" office:value-type="string" office:string-value="REG_PLF_215_KS_004">
            <text:p>REG_PLF_215_KS_004</text:p>
          </table:table-cell>
          <table:table-cell table:style-name="ce197" office:value-type="string">
            <text:p>Polls are visible for all users</text:p>
          </table:table-cell>
          <table:table-cell table:style-name="ce95" office:value-type="string">
            <text:p>Step 3: Create new topic and add a poll to this topic</text:p>
          </table:table-cell>
          <table:table-cell table:style-name="ce95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95" office:value-type="string">
            <text:p>- Topic1 is created successfully</text:p>
            <text:p>- Add new poll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20">
          <table:table-cell table:style-name="ce193"/>
          <table:table-cell table:style-name="ce195" office:value-type="string">
            <text:p>REG_PLF_215_KS_004</text:p>
          </table:table-cell>
          <table:table-cell table:style-name="ce189" office:value-type="float" office:value="1">
            <text:p>1.00</text:p>
          </table:table-cell>
          <table:table-cell table:style-name="ce95" table:formula="of:=[.B26]" office:value-type="string" office:string-value="REG_PLF_215_KS_004">
            <text:p>REG_PLF_215_KS_004</text:p>
          </table:table-cell>
          <table:table-cell table:style-name="ce197" office:value-type="string">
            <text:p>Polls are visible for all users</text:p>
          </table:table-cell>
          <table:table-cell table:style-name="ce95" office:value-type="string">
            <text:p>Step 4: Login by mary to check all the poll questions of all topics when adding the Poll Gadget </text:p>
          </table:table-cell>
          <table:table-cell table:style-name="ce95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95" office:value-type="string">
            <text:p>She can't see all the poll questions of all topics when adding the Poll Gadget 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95" table:number-columns-repeated="7"/>
          <table:table-cell table:style-name="ce81" table:number-columns-repeated="237"/>
        </table:table-row>
        <table:table-row table:style-name="ro9">
          <table:table-cell table:style-name="ce72"/>
          <table:table-cell table:style-name="ce81"/>
          <table:table-cell table:style-name="ce72"/>
          <table:table-cell table:style-name="ce81"/>
          <table:table-cell table:style-name="ce198"/>
          <table:table-cell table:style-name="ce81" table:number-columns-repeated="251"/>
        </table:table-row>
        <table:table-row table:style-name="ro9">
          <table:table-cell table:style-name="ce72"/>
          <table:table-cell table:style-name="ce81"/>
          <table:table-cell table:style-name="ce72"/>
          <table:table-cell table:style-name="ce81"/>
          <table:table-cell table:style-name="ce198"/>
          <table:table-cell table:style-name="ce81" table:number-columns-repeated="251"/>
        </table:table-row>
        <table:table-row table:style-name="ro9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9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72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4];[.$L1])" office:value-type="float" office:value="0">
            <text:p>0</text:p>
          </table:table-cell>
          <table:table-cell table:style-name="ce100" table:formula="of:=COUNTIF([.N$7:.N$964];[.$L1])" office:value-type="float" office:value="0">
            <text:p>0</text:p>
          </table:table-cell>
          <table:table-cell table:style-name="ce100" table:formula="of:=COUNTIF([.O$7:.O$964];[.$L1])" office:value-type="float" office:value="0">
            <text:p>0</text:p>
          </table:table-cell>
          <table:table-cell table:style-name="ce100" table:formula="of:=COUNTIF([.P$7:.P$964];[.$L1])" office:value-type="float" office:value="0">
            <text:p>0</text:p>
          </table:table-cell>
          <table:table-cell table:style-name="ce100" table:formula="of:=COUNTIF([.Q$7:.Q$964];[.$L1])" office:value-type="float" office:value="0">
            <text:p>0</text:p>
          </table:table-cell>
          <table:table-cell table:style-name="ce100" table:formula="of:=COUNTIF([.R$7:.R$964];[.$L1])" office:value-type="float" office:value="0">
            <text:p>0</text:p>
          </table:table-cell>
          <table:table-cell table:style-name="ce100" table:formula="of:=COUNTIF([.S$7:.S$964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 table:style-name="ce72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4];[.$L2])" office:value-type="float" office:value="0">
            <text:p>0</text:p>
          </table:table-cell>
          <table:table-cell table:style-name="ce100" table:formula="of:=COUNTIF([.N$7:.N$964];[.$L2])" office:value-type="float" office:value="0">
            <text:p>0</text:p>
          </table:table-cell>
          <table:table-cell table:style-name="ce100" table:formula="of:=COUNTIF([.O$7:.O$964];[.$L2])" office:value-type="float" office:value="0">
            <text:p>0</text:p>
          </table:table-cell>
          <table:table-cell table:style-name="ce100" table:formula="of:=COUNTIF([.P$7:.P$964];[.$L2])" office:value-type="float" office:value="0">
            <text:p>0</text:p>
          </table:table-cell>
          <table:table-cell table:style-name="ce100" table:formula="of:=COUNTIF([.Q$7:.Q$964];[.$L2])" office:value-type="float" office:value="0">
            <text:p>0</text:p>
          </table:table-cell>
          <table:table-cell table:style-name="ce100" table:formula="of:=COUNTIF([.R$7:.R$964];[.$L2])" office:value-type="float" office:value="0">
            <text:p>0</text:p>
          </table:table-cell>
          <table:table-cell table:style-name="ce100" table:formula="of:=COUNTIF([.S$7:.S$964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 table:style-name="ce72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4];[.$L3])" office:value-type="float" office:value="0">
            <text:p>0</text:p>
          </table:table-cell>
          <table:table-cell table:style-name="ce100" table:formula="of:=COUNTIF([.N$7:.N$964];[.$L3])" office:value-type="float" office:value="0">
            <text:p>0</text:p>
          </table:table-cell>
          <table:table-cell table:style-name="ce100" table:formula="of:=COUNTIF([.O$7:.O$964];[.$L3])" office:value-type="float" office:value="0">
            <text:p>0</text:p>
          </table:table-cell>
          <table:table-cell table:style-name="ce100" table:formula="of:=COUNTIF([.P$7:.P$964];[.$L3])" office:value-type="float" office:value="0">
            <text:p>0</text:p>
          </table:table-cell>
          <table:table-cell table:style-name="ce100" table:formula="of:=COUNTIF([.Q$7:.Q$964];[.$L3])" office:value-type="float" office:value="0">
            <text:p>0</text:p>
          </table:table-cell>
          <table:table-cell table:style-name="ce100" table:formula="of:=COUNTIF([.R$7:.R$964];[.$L3])" office:value-type="float" office:value="0">
            <text:p>0</text:p>
          </table:table-cell>
          <table:table-cell table:style-name="ce100" table:formula="of:=COUNTIF([.S$7:.S$964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 table:style-name="ce72"/>
          <table:table-cell table:style-name="ce77" office:value-type="string">
            <text:p>Total Main Cases:</text:p>
          </table:table-cell>
          <table:table-cell table:style-name="ce85" table:formula="of:=MAX([.A7:.A947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4];[.$L4])" office:value-type="float" office:value="0">
            <text:p>0</text:p>
          </table:table-cell>
          <table:table-cell table:style-name="ce100" table:formula="of:=COUNTIF([.N$7:.N$964];[.$L4])" office:value-type="float" office:value="0">
            <text:p>0</text:p>
          </table:table-cell>
          <table:table-cell table:style-name="ce100" table:formula="of:=COUNTIF([.O$7:.O$964];[.$L4])" office:value-type="float" office:value="0">
            <text:p>0</text:p>
          </table:table-cell>
          <table:table-cell table:style-name="ce100" table:formula="of:=COUNTIF([.P$7:.P$964];[.$L4])" office:value-type="float" office:value="0">
            <text:p>0</text:p>
          </table:table-cell>
          <table:table-cell table:style-name="ce100" table:formula="of:=COUNTIF([.Q$7:.Q$964];[.$L4])" office:value-type="float" office:value="0">
            <text:p>0</text:p>
          </table:table-cell>
          <table:table-cell table:style-name="ce100" table:formula="of:=COUNTIF([.R$7:.R$964];[.$L4])" office:value-type="float" office:value="0">
            <text:p>0</text:p>
          </table:table-cell>
          <table:table-cell table:style-name="ce100" table:formula="of:=COUNTIF([.S$7:.S$964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 table:style-name="ce72"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2" office:value-type="string">
            <text:p>N/A</text:p>
          </table:table-cell>
          <table:table-cell table:style-name="ce100" table:formula="of:=COUNTIF([.M$7:.M$964];[.$L5])" office:value-type="float" office:value="0">
            <text:p>0</text:p>
          </table:table-cell>
          <table:table-cell table:style-name="ce100" table:formula="of:=COUNTIF([.N$7:.N$964];[.$L5])" office:value-type="float" office:value="0">
            <text:p>0</text:p>
          </table:table-cell>
          <table:table-cell table:style-name="ce100" table:formula="of:=COUNTIF([.O$7:.O$964];[.$L5])" office:value-type="float" office:value="0">
            <text:p>0</text:p>
          </table:table-cell>
          <table:table-cell table:style-name="ce100" table:formula="of:=COUNTIF([.P$7:.P$964];[.$L5])" office:value-type="float" office:value="0">
            <text:p>0</text:p>
          </table:table-cell>
          <table:table-cell table:style-name="ce100" table:formula="of:=COUNTIF([.Q$7:.Q$964];[.$L5])" office:value-type="float" office:value="0">
            <text:p>0</text:p>
          </table:table-cell>
          <table:table-cell table:style-name="ce100" table:formula="of:=COUNTIF([.R$7:.R$964];[.$L5])" office:value-type="float" office:value="0">
            <text:p>0</text:p>
          </table:table-cell>
          <table:table-cell table:style-name="ce100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>
            <text:p>Tester</text:p>
          </table:table-cell>
          <table:table-cell table:style-name="ce103">
            <text:p>IE7</text:p>
          </table:table-cell>
          <table:table-cell table:style-name="ce103">
            <text:p>FireFox3.5</text:p>
          </table:table-cell>
          <table:table-cell table:style-name="ce103">
            <text:p>Comment/Bug</text:p>
          </table:table-cell>
          <table:table-cell table:style-name="ce103" table:number-columns-repeated="4"/>
          <table:table-cell table:style-name="ce96" table:number-columns-repeated="211"/>
          <table:table-cell table:style-name="ce88" table:number-columns-repeated="26"/>
        </table:table-row>
        <table:table-row table:style-name="ro15">
          <table:table-cell table:style-name="ce112" office:value-type="float" office:value="1">
            <text:p>1.00</text:p>
          </table:table-cell>
          <table:table-cell table:style-name="ce80" office:value-type="string">
            <text:p>REG_PLF_216_KS_001</text:p>
          </table:table-cell>
          <table:table-cell table:style-name="ce113" office:value-type="float" office:value="1">
            <text:p>1.00</text:p>
          </table:table-cell>
          <table:table-cell table:style-name="ce89" table:formula="of:=[.B7]" office:value-type="string" office:string-value="REG_PLF_216_KS_001">
            <text:p>REG_PLF_216_KS_001</text:p>
          </table:table-cell>
          <table:table-cell table:style-name="ce91" office:value-type="string">
            <text:p>Check Popup Resize in Settings form</text:p>
          </table:table-cell>
          <table:table-cell table:style-name="ce95" office:value-type="string">
            <text:p>Step 1: Check resize pop-up</text:p>
          </table:table-cell>
          <table:table-cell table:style-name="ce95" office:value-type="string">
            <text:p>- Go to Forum</text:p>
            <text:p>- Click Settings icon on Forum Action Bar</text:p>
            <text:p>- Resize pop-up</text:p>
          </table:table-cell>
          <table:table-cell table:style-name="ce95" office:value-type="string">
            <text:p>All the text on page aren't selected</text:p>
          </table:table-cell>
          <table:table-cell table:style-name="ce95" office:value-type="string">
            <text:p>Medium</text:p>
          </table:table-cell>
          <table:table-cell table:style-name="ce89" office:value-type="string">
            <text:p>KS-3407</text:p>
            <text:p>CCP_835</text:p>
          </table:table-cell>
          <table:table-cell table:style-name="ce111" office:value-type="string">
            <text:p>Pop-up resize problem</text:p>
          </table:table-cell>
          <table:table-cell table:style-name="ce102">
            <text:p>nhung.vu</text:p>
          </table:table-cell>
          <table:table-cell table:style-name="ce102" table:number-columns-repeated="7"/>
          <table:table-cell table:number-columns-repeated="237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88"/>
        <table:table-column table:style-name="co8" table:default-cell-style-name="ce201"/>
        <table:table-column table:style-name="co8" table:default-cell-style-name="ce189"/>
        <table:table-column table:style-name="co41" table:default-cell-style-name="ce203"/>
        <table:table-column table:style-name="co42" table:default-cell-style-name="ce204"/>
        <table:table-column table:style-name="co43" table:default-cell-style-name="ce205"/>
        <table:table-column table:style-name="co44" table:default-cell-style-name="ce205"/>
        <table:table-column table:style-name="co45" table:default-cell-style-name="ce205"/>
        <table:table-column table:style-name="co8" table:default-cell-style-name="ce200"/>
        <table:table-column table:style-name="co8" table:default-cell-style-name="ce205"/>
        <table:table-column table:style-name="co8" table:default-cell-style-name="ce205"/>
        <table:table-column table:style-name="co8" table:default-cell-style-name="ce205"/>
        <table:table-column table:style-name="co8" table:default-cell-style-name="ce205"/>
        <table:table-column table:style-name="co8" table:default-cell-style-name="ce205"/>
        <table:table-column table:style-name="co8" table:default-cell-style-name="ce205"/>
        <table:table-column table:style-name="co8" table:default-cell-style-name="ce205"/>
        <table:table-column table:style-name="co8" table:default-cell-style-name="Default"/>
        <table:table-row table:style-name="ro13">
          <table:table-cell table:style-name="ce88"/>
          <table:table-cell table:style-name="ce75" office:value-type="string">
            <text:p>TEST CASES</text:p>
          </table:table-cell>
          <table:table-cell table:style-name="ce75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4];[.$L1])" office:value-type="float" office:value="0">
            <text:p>0</text:p>
          </table:table-cell>
          <table:table-cell table:style-name="ce100" table:formula="of:=COUNTIF([.N$7:.N$964];[.$L1])" office:value-type="float" office:value="0">
            <text:p>0</text:p>
          </table:table-cell>
          <table:table-cell table:style-name="ce100" table:formula="of:=COUNTIF([.O$7:.O$964];[.$L1])" office:value-type="float" office:value="0">
            <text:p>0</text:p>
          </table:table-cell>
          <table:table-cell table:style-name="ce100" table:formula="of:=COUNTIF([.P$7:.P$964];[.$L1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">
          <table:table-cell table:style-name="ce88"/>
          <table:table-cell table:style-name="ce76" table:number-columns-repeated="4"/>
          <table:table-cell table:style-name="ce81"/>
          <table:table-cell table:style-name="ce76" table:number-columns-repeated="3"/>
          <table:table-cell table:style-name="Default"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4];[.$L2])" office:value-type="float" office:value="0">
            <text:p>0</text:p>
          </table:table-cell>
          <table:table-cell table:style-name="ce100" table:formula="of:=COUNTIF([.N$7:.N$964];[.$L2])" office:value-type="float" office:value="0">
            <text:p>0</text:p>
          </table:table-cell>
          <table:table-cell table:style-name="ce100" table:formula="of:=COUNTIF([.O$7:.O$964];[.$L2])" office:value-type="float" office:value="0">
            <text:p>0</text:p>
          </table:table-cell>
          <table:table-cell table:style-name="ce100" table:formula="of:=COUNTIF([.P$7:.P$964];[.$L2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2">
          <table:table-cell table:style-name="ce88"/>
          <table:table-cell table:style-name="ce77" office:value-type="string">
            <text:p>Function List:</text:p>
          </table:table-cell>
          <table:table-cell table:style-name="ce202" office:value-type="string" table:number-columns-spanned="3" table:number-rows-spanned="1">
            <text:p>Bugs on KS 2.1.8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 table:style-name="Default"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4];[.$L3])" office:value-type="float" office:value="0">
            <text:p>0</text:p>
          </table:table-cell>
          <table:table-cell table:style-name="ce100" table:formula="of:=COUNTIF([.N$7:.N$964];[.$L3])" office:value-type="float" office:value="0">
            <text:p>0</text:p>
          </table:table-cell>
          <table:table-cell table:style-name="ce100" table:formula="of:=COUNTIF([.O$7:.O$964];[.$L3])" office:value-type="float" office:value="0">
            <text:p>0</text:p>
          </table:table-cell>
          <table:table-cell table:style-name="ce100" table:formula="of:=COUNTIF([.P$7:.P$964];[.$L3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3">
          <table:table-cell table:style-name="ce88"/>
          <table:table-cell table:style-name="ce77" office:value-type="string">
            <text:p>Total Main Cases:</text:p>
          </table:table-cell>
          <table:table-cell table:style-name="ce90" table:formula="of:=MAX([.A7:.A947])" office:value-type="float" office:value="4" table:number-columns-spanned="3" table:number-rows-spanned="1">
            <text:p>4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 table:style-name="Default"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4];[.$L4])" office:value-type="float" office:value="0">
            <text:p>0</text:p>
          </table:table-cell>
          <table:table-cell table:style-name="ce100" table:formula="of:=COUNTIF([.N$7:.N$964];[.$L4])" office:value-type="float" office:value="0">
            <text:p>0</text:p>
          </table:table-cell>
          <table:table-cell table:style-name="ce100" table:formula="of:=COUNTIF([.O$7:.O$964];[.$L4])" office:value-type="float" office:value="0">
            <text:p>0</text:p>
          </table:table-cell>
          <table:table-cell table:style-name="ce100" table:formula="of:=COUNTIF([.P$7:.P$964];[.$L4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">
          <table:table-cell table:style-name="ce88"/>
          <table:table-cell table:style-name="ce78"/>
          <table:table-cell table:style-name="ce88" table:number-columns-repeated="3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Default"/>
          <table:table-cell table:style-name="ce88"/>
          <table:table-cell office:value-type="string">
            <text:p>N/A</text:p>
          </table:table-cell>
          <table:table-cell table:style-name="ce100" table:formula="of:=COUNTIF([.M$7:.M$964];[.$L5])" office:value-type="float" office:value="0">
            <text:p>0</text:p>
          </table:table-cell>
          <table:table-cell table:style-name="ce100" table:formula="of:=COUNTIF([.N$7:.N$964];[.$L5])" office:value-type="float" office:value="0">
            <text:p>0</text:p>
          </table:table-cell>
          <table:table-cell table:style-name="ce100" table:formula="of:=COUNTIF([.O$7:.O$964];[.$L5])" office:value-type="float" office:value="0">
            <text:p>0</text:p>
          </table:table-cell>
          <table:table-cell table:style-name="ce100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73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Bug description</text:p>
          </table:table-cell>
          <table:table-cell table:style-name="ce73">
            <text:p>Tester</text:p>
          </table:table-cell>
          <table:table-cell table:style-name="ce209">
            <text:p>IE7</text:p>
          </table:table-cell>
          <table:table-cell table:style-name="ce209">
            <text:p>FireFox3.5</text:p>
          </table:table-cell>
          <table:table-cell table:style-name="ce209">
            <text:p>Comment/Bug</text:p>
          </table:table-cell>
          <table:table-cell table:style-name="ce209" table:number-columns-repeated="1"/>
          <table:table-cell table:style-name="ce210" table:number-columns-repeated="211"/>
          <table:table-cell table:style-name="ce72" table:number-columns-repeated="26"/>
          <table:table-cell table:style-name="ce211" table:number-columns-repeated="768"/>
        </table:table-row>
        <table:table-row table:style-name="ro24">
          <table:table-cell office:value-type="float" office:value="1">
            <text:p>1.00</text:p>
          </table:table-cell>
          <table:table-cell table:style-name="ce32" office:value-type="string">
            <text:p>REG_PLF_218_KS_001</text:p>
          </table:table-cell>
          <table:table-cell office:value-type="float" office:value="1">
            <text:p>1.00</text:p>
          </table:table-cell>
          <table:table-cell table:style-name="ce89" table:formula="of:=[.B7]" office:value-type="string" office:string-value="REG_PLF_218_KS_001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95" office:value-type="string">
            <text:p>Step 1: Create categories</text:p>
          </table:table-cell>
          <table:table-cell table:style-name="ce95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95" office:value-type="string">
            <text:p>- 3 categories are created successfully. </text:p>
            <text:p>- The order of category AAA is 1</text:p>
            <text:p><text:span text:style-name="T5">- The order of category </text:span><text:span text:style-name="T9">BBB</text:span><text:span text:style-name="T5"> is 2</text:span></text:p>
            <text:p><text:span text:style-name="T5">- The order of category CCC is </text:span><text:span text:style-name="T5">3</text:span></text:p>
          </table:table-cell>
          <table:table-cell table:style-name="ce95" office:value-type="string">
            <text:p>High</text:p>
          </table:table-cell>
          <table:table-cell table:style-name="ce207" office:value-type="string">
            <text:p><text:a xlink:href="https://jira.exoplatform.org/browse/KS-4032">KS-4032</text:a></text:p>
            <text:p>CCP-1062</text:p>
          </table:table-cell>
          <table:table-cell office:value-type="string">
            <text:p>The order is not changed</text:p>
          </table:table-cell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_218_KS_0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formula="of:=[.B8]" office:value-type="string" office:string-value="REG_PLF_218_KS_001">
            <text:p>REG_PLF_218_KS_001</text:p>
          </table:table-cell>
          <table:table-cell table:style-name="ce191" office:value-type="string">
            <text:p>Re-order category</text:p>
          </table:table-cell>
          <table:table-cell office:value-type="string">
            <text:p>Step 2: Re-order category</text:p>
          </table:table-cell>
          <table:table-cell office:value-type="string">
            <text:p>- Right click on category CCC and select <text:span text:style-name="T8">Edit</text:span></text:p>
            <text:p>- Change the order of category is 10</text:p>
            <text:p>- Click <text:span text:style-name="T8">Save</text:span> button</text:p>
          </table:table-cell>
          <table:table-cell office:value-type="string">
            <text:p>- Category CCC still in the third place</text:p>
            <text:p>- In the edit form, value in order field is 3</text:p>
          </table:table-cell>
          <table:table-cell table:style-name="ce95"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_218_KS_0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formula="of:=[.B9]" office:value-type="string" office:string-value="REG_PLF_218_KS_001">
            <text:p>REG_PLF_218_KS_001</text:p>
          </table:table-cell>
          <table:table-cell table:style-name="ce191" office:value-type="string">
            <text:p>Re-order category</text:p>
          </table:table-cell>
          <table:table-cell office:value-type="string">
            <text:p>Step 3: Re-order category</text:p>
          </table:table-cell>
          <table:table-cell office:value-type="string">
            <text:p>- Right click on category CCC and select <text:span text:style-name="T8">Edit</text:span></text:p>
            <text:p>- Change the order of category is 1</text:p>
            <text:p>- Click <text:span text:style-name="T8">Save</text:span> button</text:p>
          </table:table-cell>
          <table:table-cell office:value-type="string">
            <text:p>- Category CCC is in the first place</text:p>
            <text:p>- In the edit form, value in order field is 1</text:p>
          </table:table-cell>
          <table:table-cell table:style-name="ce95"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PLF_218_KS_0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formula="of:=[.B10]" office:value-type="string" office:string-value="REG_PLF_218_KS_001">
            <text:p>REG_PLF_218_KS_001</text:p>
          </table:table-cell>
          <table:table-cell table:style-name="ce191" office:value-type="string">
            <text:p>Re-order category</text:p>
          </table:table-cell>
          <table:table-cell office:value-type="string">
            <text:p>Step 4: Re-order category</text:p>
          </table:table-cell>
          <table:table-cell office:value-type="string">
            <text:p>- Right click on category CCC and select <text:span text:style-name="T8">Edit</text:span></text:p>
            <text:p>- Change the order of category is 2</text:p>
            <text:p>- Click <text:span text:style-name="T8">Save</text:span> button</text:p>
          </table:table-cell>
          <table:table-cell office:value-type="string">
            <text:p>- Category CCC is in the second place</text:p>
            <text:p>- In the edit form, value in order field is 2</text:p>
          </table:table-cell>
          <table:table-cell table:style-name="ce95"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4">
          <table:table-cell office:value-type="float" office:value="2">
            <text:p>2.00</text:p>
          </table:table-cell>
          <table:table-cell table:style-name="ce32" office:value-type="string">
            <text:p>REG_PLF_218_KS_002</text:p>
          </table:table-cell>
          <table:table-cell office:value-type="float" office:value="1">
            <text:p>1.00</text:p>
          </table:table-cell>
          <table:table-cell table:style-name="ce89" table:formula="of:=[.B11]" office:value-type="string" office:string-value="REG_PLF_218_KS_002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office:value-type="string">
            <text:p>Step 1: Create category with moderate new questions</text:p>
          </table:table-cell>
          <table:table-cell office:value-type="string">
            <text:p>- Login with John</text:p>
            <text:p>- Go to <text:span text:style-name="T8">Answer</text:span> page</text:p>
            <text:p>- Open form to add new category:</text:p>
            <text:p>- Fill the Category's name</text:p>
            <text:p>- Check on <text:span text:style-name="T8">Moderate new </text:span><text:span text:style-name="T8">questions</text:span></text:p>
            <text:p>- Save <text:s text:c="2"/></text:p>
          </table:table-cell>
          <table:table-cell office:value-type="string">
            <text:p>New category is created successfully</text:p>
          </table:table-cell>
          <table:table-cell table:style-name="ce95" office:value-type="string">
            <text:p>High</text:p>
          </table:table-cell>
          <table:table-cell table:style-name="ce208" office:value-type="string">
            <text:p><text:a xlink:href="https://jira.exoplatform.org/browse/KS-4051">KS-4051</text:a></text:p>
            <text:p>CCP-1187</text:p>
          </table:table-cell>
          <table:table-cell office:value-type="string">
            <text:p>Question is available</text:p>
          </table:table-cell>
          <table:table-cell>
            <text:p>nhung.vu</text:p>
          </table:table-cell>
          <table:table-cell table:number-columns-repeated="1009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REG_PLF_218_KS_0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formula="of:=[.B12]" office:value-type="string" office:string-value="REG_PLF_218_KS_002">
            <text:p>REG_PLF_218_KS_002</text:p>
          </table:table-cell>
          <table:table-cell office:value-type="string">
            <text:p>Check the appearance of question when category is moderated</text:p>
          </table:table-cell>
          <table:table-cell office:value-type="string">
            <text:p>Step 2: Create question by normal user</text:p>
          </table:table-cell>
          <table:table-cell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06" office:value-type="string">
            <text:p>The created question in status waiting the category's moderator to approve.</text:p>
          </table:table-cell>
          <table:table-cell table:style-name="ce95"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PLF_218_KS_0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formula="of:=[.B13]" office:value-type="string" office:string-value="REG_PLF_218_KS_002">
            <text:p>REG_PLF_218_KS_002</text:p>
          </table:table-cell>
          <table:table-cell office:value-type="string">
            <text:p>Check the appearance of question when category is moderated</text:p>
          </table:table-cell>
          <table:table-cell office:value-type="string">
            <text:p>Step 3: Approve question</text:p>
          </table:table-cell>
          <table:table-cell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06" office:value-type="string">
            <text:p>Question is approved. It's visible for every user</text:p>
          </table:table-cell>
          <table:table-cell table:style-name="ce95"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REG_PLF_218_KS_0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formula="of:=[.B14]" office:value-type="string" office:string-value="REG_PLF_218_KS_002">
            <text:p>REG_PLF_218_KS_002</text:p>
          </table:table-cell>
          <table:table-cell office:value-type="string">
            <text:p>Check the appearance of question when category is moderated</text:p>
          </table:table-cell>
          <table:table-cell office:value-type="string">
            <text:p>Step 4: Edit question</text:p>
          </table:table-cell>
          <table:table-cell office:value-type="string">
            <text:p>- Login as mary</text:p>
            <text:p>- Right click on created question and select <text:span text:style-name="T8">Edit</text:span></text:p>
            <text:p>- Change content of question</text:p>
            <text:p>- <text:span text:style-name="T8">Save</text:span></text:p>
          </table:table-cell>
          <table:table-cell table:style-name="ce206" office:value-type="string">
            <text:p>The created question in status waiting the category's moderator to approve.</text:p>
          </table:table-cell>
          <table:table-cell table:style-name="ce95"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REG_PLF_218_KS_0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formula="of:=[.B15]" office:value-type="string" office:string-value="REG_PLF_218_KS_002">
            <text:p>REG_PLF_218_KS_002</text:p>
          </table:table-cell>
          <table:table-cell office:value-type="string">
            <text:p>Check the appearance of question when category is moderated</text:p>
          </table:table-cell>
          <table:table-cell office:value-type="string">
            <text:p>Step 5: Check the appearance of question by admin</text:p>
          </table:table-cell>
          <table:table-cell office:value-type="string">
            <text:p>- Login as john</text:p>
          </table:table-cell>
          <table:table-cell table:style-name="ce206" office:value-type="string">
            <text:p>The created question in status waiting the category's moderator to approve.</text:p>
          </table:table-cell>
          <table:table-cell table:style-name="ce95"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REG_PLF_218_KS_0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formula="of:=[.B16]" office:value-type="string" office:string-value="REG_PLF_218_KS_002">
            <text:p>REG_PLF_218_KS_002</text:p>
          </table:table-cell>
          <table:table-cell office:value-type="string">
            <text:p>Check the appearance of question when category is moderated</text:p>
          </table:table-cell>
          <table:table-cell office:value-type="string">
            <text:p>Step 6: Check the appearance of question by other users</text:p>
          </table:table-cell>
          <table:table-cell office:value-type="string">
            <text:p>- Login by demo</text:p>
            <text:p>- Go to Answer page</text:p>
            <text:p>- Select category at step 1</text:p>
          </table:table-cell>
          <table:table-cell office:value-type="string">
            <text:p>The question created by mary is not appeared</text:p>
          </table:table-cell>
          <table:table-cell table:style-name="ce95"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32" office:value-type="string">
            <text:p>REG_PLF_218_KS_003</text:p>
          </table:table-cell>
          <table:table-cell office:value-type="float" office:value="1">
            <text:p>1.00</text:p>
          </table:table-cell>
          <table:table-cell table:style-name="ce89" table:formula="of:=[.B17]" office:value-type="string" office:string-value="REG_PLF_218_KS_003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office:value-type="string">
            <text:p>Step 1: Create a new space</text:p>
          </table:table-cell>
          <table:table-cell office:value-type="string">
            <text:p>- Login by demo</text:p>
            <text:p>- Go to intranet site</text:p>
            <text:p>- Go to <text:span text:style-name="T8">Find Spaces</text:span></text:p>
            <text:p>- Click on Add new space button</text:p>
            <text:p>- Put space's name</text:p>
            <text:p>- Click <text:span text:style-name="T8">Create</text:span></text:p>
          </table:table-cell>
          <table:table-cell office:value-type="string">
            <text:p>New space is created successfully</text:p>
          </table:table-cell>
          <table:table-cell table:style-name="ce205" office:value-type="string">
            <text:p>Medium</text:p>
          </table:table-cell>
          <table:table-cell table:style-name="ce208" office:value-type="string">
            <text:p><text:a xlink:href="https://jira.exoplatform.org/browse/KS-3428">KS-3428</text:a></text:p>
            <text:p>CCP-997</text:p>
          </table:table-cell>
          <table:table-cell office:value-type="string">
            <text:p>Disactivated question is not listed in Manage Question form</text:p>
          </table:table-cell>
          <table:table-cell>
            <text:p>nhung.vu</text:p>
          </table:table-cell>
          <table:table-cell table:number-columns-repeated="1009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PLF_218_KS_003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formula="of:=[.B18]" office:value-type="string" office:string-value="REG_PLF_218_KS_003">
            <text:p>REG_PLF_218_KS_003</text:p>
          </table:table-cell>
          <table:table-cell office:value-type="string">
            <text:p>Check disactivated question in Manage Question form</text:p>
          </table:table-cell>
          <table:table-cell office:value-type="string">
            <text:p>Step 2: Create question in space</text:p>
          </table:table-cell>
          <table:table-cell office:value-type="string">
            <text:p>- Select created space above</text:p>
            <text:p>- Go to <text:span text:style-name="T8">Answer</text:span> application of space</text:p>
            <text:p>- Click on <text:span text:style-name="T8">Submit Question</text:span></text:p>
            <text:p>- Put question's title and question's <text:s/>content</text:p>
            <text:p>- Click <text:span text:style-name="T8">Save</text:span></text:p>
          </table:table-cell>
          <table:table-cell office:value-type="string">
            <text:p>New question is created successfully</text:p>
          </table:table-cell>
          <table:table-cell table:style-name="ce205"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REG_PLF_218_KS_00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formula="of:=[.B19]" office:value-type="string" office:string-value="REG_PLF_218_KS_003">
            <text:p>REG_PLF_218_KS_003</text:p>
          </table:table-cell>
          <table:table-cell office:value-type="string">
            <text:p>Check disactivated question in Manage Question form</text:p>
          </table:table-cell>
          <table:table-cell office:value-type="string">
            <text:p>Step 3: Disactivated question</text:p>
          </table:table-cell>
          <table:table-cell office:value-type="string">
            <text:p>- Right click on question and select Edit</text:p>
            <text:p>- Uncheck on Activated check-box</text:p>
            <text:p>- Save</text:p>
          </table:table-cell>
          <table:table-cell office:value-type="string">
            <text:p>The question disappeared</text:p>
          </table:table-cell>
          <table:table-cell table:style-name="ce205"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REG_PLF_218_KS_003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formula="of:=[.B20]" office:value-type="string" office:string-value="REG_PLF_218_KS_003">
            <text:p>REG_PLF_218_KS_003</text:p>
          </table:table-cell>
          <table:table-cell office:value-type="string">
            <text:p>Check disactivated question in Manage Question form</text:p>
          </table:table-cell>
          <table:table-cell office:value-type="string">
            <text:p>Step 4: Check disactivated question in Manage Question form</text:p>
          </table:table-cell>
          <table:table-cell office:value-type="string">
            <text:p>- Click on Manage Questions</text:p>
          </table:table-cell>
          <table:table-cell office:value-type="string">
            <text:p>Disactivated question is listed in Manage Question form</text:p>
          </table:table-cell>
          <table:table-cell table:style-name="ce205"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32" office:value-type="string">
            <text:p>REG_PLF_218_KS_004</text:p>
          </table:table-cell>
          <table:table-cell office:value-type="float" office:value="1">
            <text:p>1.00</text:p>
          </table:table-cell>
          <table:table-cell table:style-name="ce89" table:formula="of:=[.B21]" office:value-type="string" office:string-value="REG_PLF_218_KS_004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office:value-type="string">
            <text:p>Step 1: Create 2 users</text:p>
          </table:table-cell>
          <table:table-cell office:value-type="string">
            <text:p>- Login by root</text:p>
            <text:p>- Create 2 users: user1 and user2</text:p>
          </table:table-cell>
          <table:table-cell office:value-type="string">
            <text:p>2 users are created successfully</text:p>
          </table:table-cell>
          <table:table-cell table:style-name="ce205" office:value-type="string">
            <text:p>Medium</text:p>
          </table:table-cell>
          <table:table-cell office:value-type="string">
            <text:p>KS-3815</text:p>
            <text:p>CCP-1131</text:p>
          </table:table-cell>
          <table:table-cell office:value-type="string">
            <text:p>Both user1 and user2 are moderator of space</text:p>
          </table:table-cell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REG_PLF_218_KS_004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formula="of:=[.B22]" office:value-type="string" office:string-value="REG_PLF_218_KS_004">
            <text:p>REG_PLF_218_KS_004</text:p>
          </table:table-cell>
          <table:table-cell office:value-type="string">
            <text:p>Check manager of forum in space</text:p>
          </table:table-cell>
          <table:table-cell office:value-type="string">
            <text:p>Step 2: Create new space by user1</text:p>
          </table:table-cell>
          <table:table-cell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office:value-type="string">
            <text:p>New space is created successfully</text:p>
          </table:table-cell>
          <table:table-cell table:style-name="ce205"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REG_PLF_218_KS_004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formula="of:=[.B23]" office:value-type="string" office:string-value="REG_PLF_218_KS_004">
            <text:p>REG_PLF_218_KS_004</text:p>
          </table:table-cell>
          <table:table-cell office:value-type="string">
            <text:p>Check manager of forum in space</text:p>
          </table:table-cell>
          <table:table-cell office:value-type="string">
            <text:p>Step 3: Create new space by user2</text:p>
          </table:table-cell>
          <table:table-cell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office:value-type="string">
            <text:p>New space is created successfully</text:p>
          </table:table-cell>
          <table:table-cell table:style-name="ce205"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1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REG_PLF_218_KS_004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formula="of:=[.B24]" office:value-type="string" office:string-value="REG_PLF_218_KS_004">
            <text:p>REG_PLF_218_KS_004</text:p>
          </table:table-cell>
          <table:table-cell office:value-type="string">
            <text:p>Check manager of forum in space</text:p>
          </table:table-cell>
          <table:table-cell office:value-type="string">
            <text:p>Step 4: User2 join test1space</text:p>
          </table:table-cell>
          <table:table-cell office:value-type="string">
            <text:p>- Still login with user2</text:p>
            <text:p>- Go to public space</text:p>
            <text:p>- Request to join test1space created by user1</text:p>
          </table:table-cell>
          <table:table-cell office:value-type="string">
            <text:p>A request is sent to user1</text:p>
          </table:table-cell>
          <table:table-cell table:style-name="ce205"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REG_PLF_218_KS_004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formula="of:=[.B25]" office:value-type="string" office:string-value="REG_PLF_218_KS_004">
            <text:p>REG_PLF_218_KS_004</text:p>
          </table:table-cell>
          <table:table-cell office:value-type="string">
            <text:p>Check manager of forum in space</text:p>
          </table:table-cell>
          <table:table-cell office:value-type="string">
            <text:p>Step 5: Accept request</text:p>
          </table:table-cell>
          <table:table-cell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office:value-type="string">
            <text:p>User2 become a member of test1space</text:p>
          </table:table-cell>
          <table:table-cell table:style-name="ce205"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REG_PLF_218_KS_004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formula="of:=[.B26]" office:value-type="string" office:string-value="REG_PLF_218_KS_004">
            <text:p>REG_PLF_218_KS_004</text:p>
          </table:table-cell>
          <table:table-cell office:value-type="string">
            <text:p>Check manager of forum in space</text:p>
          </table:table-cell>
          <table:table-cell office:value-type="string">
            <text:p>Step 6: Check the manager of forum in space</text:p>
          </table:table-cell>
          <table:table-cell office:value-type="string">
            <text:p>- Still login with user1</text:p>
            <text:p>- Go to Forum application in space</text:p>
          </table:table-cell>
          <table:table-cell office:value-type="string">
            <text:p>The moderator of test1space is only user1</text:p>
          </table:table-cell>
          <table:table-cell table:style-name="ce205"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1009"/>
        </table:table-row>
        <table:table-row table:style-name="ro1">
          <table:table-cell table:style-name="ce200" table:number-columns-repeated="5"/>
          <table:table-cell table:style-name="ce200" office:value-type="string">
            <text:p><text:s/></text:p>
          </table:table-cell>
          <table:table-cell table:style-name="ce200" table:number-columns-repeated="2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row table:style-name="ro1">
          <table:table-cell table:style-name="ce200" table:number-columns-repeated="8"/>
          <table:table-cell/>
          <table:table-cell table:style-name="ce200" table:number-columns-repeated="101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9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default-cell-style-name="Default"/>
        <table:table-row table:style-name="ro13">
          <table:table-cell table:style-name="ce72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5];[.$L1])" office:value-type="float" office:value="0">
            <text:p>0</text:p>
          </table:table-cell>
          <table:table-cell table:style-name="ce100" table:formula="of:=COUNTIF([.N$7:.N$965];[.$L1])" office:value-type="float" office:value="0">
            <text:p>0</text:p>
          </table:table-cell>
          <table:table-cell table:style-name="ce100" table:formula="of:=COUNTIF([.O$7:.O$965];[.$L1])" office:value-type="float" office:value="0">
            <text:p>0</text:p>
          </table:table-cell>
          <table:table-cell table:style-name="ce100" table:formula="of:=COUNTIF([.P$7:.P$965];[.$L1])" office:value-type="float" office:value="0">
            <text:p>0</text:p>
          </table:table-cell>
          <table:table-cell table:style-name="ce100" table:formula="of:=COUNTIF([.Q$7:.Q$965];[.$L1])" office:value-type="float" office:value="0">
            <text:p>0</text:p>
          </table:table-cell>
          <table:table-cell table:style-name="ce100" table:formula="of:=COUNTIF([.R$7:.R$965];[.$L1])" office:value-type="float" office:value="0">
            <text:p>0</text:p>
          </table:table-cell>
          <table:table-cell table:style-name="ce100" table:formula="of:=COUNTIF([.S$7:.S$965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9">
          <table:table-cell table:style-name="ce72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5];[.$L2])" office:value-type="float" office:value="0">
            <text:p>0</text:p>
          </table:table-cell>
          <table:table-cell table:style-name="ce100" table:formula="of:=COUNTIF([.N$7:.N$965];[.$L2])" office:value-type="float" office:value="0">
            <text:p>0</text:p>
          </table:table-cell>
          <table:table-cell table:style-name="ce100" table:formula="of:=COUNTIF([.O$7:.O$965];[.$L2])" office:value-type="float" office:value="0">
            <text:p>0</text:p>
          </table:table-cell>
          <table:table-cell table:style-name="ce100" table:formula="of:=COUNTIF([.P$7:.P$965];[.$L2])" office:value-type="float" office:value="0">
            <text:p>0</text:p>
          </table:table-cell>
          <table:table-cell table:style-name="ce100" table:formula="of:=COUNTIF([.Q$7:.Q$965];[.$L2])" office:value-type="float" office:value="0">
            <text:p>0</text:p>
          </table:table-cell>
          <table:table-cell table:style-name="ce100" table:formula="of:=COUNTIF([.R$7:.R$965];[.$L2])" office:value-type="float" office:value="0">
            <text:p>0</text:p>
          </table:table-cell>
          <table:table-cell table:style-name="ce100" table:formula="of:=COUNTIF([.S$7:.S$965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 table:style-name="ce72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5];[.$L3])" office:value-type="float" office:value="0">
            <text:p>0</text:p>
          </table:table-cell>
          <table:table-cell table:style-name="ce100" table:formula="of:=COUNTIF([.N$7:.N$965];[.$L3])" office:value-type="float" office:value="0">
            <text:p>0</text:p>
          </table:table-cell>
          <table:table-cell table:style-name="ce100" table:formula="of:=COUNTIF([.O$7:.O$965];[.$L3])" office:value-type="float" office:value="0">
            <text:p>0</text:p>
          </table:table-cell>
          <table:table-cell table:style-name="ce100" table:formula="of:=COUNTIF([.P$7:.P$965];[.$L3])" office:value-type="float" office:value="0">
            <text:p>0</text:p>
          </table:table-cell>
          <table:table-cell table:style-name="ce100" table:formula="of:=COUNTIF([.Q$7:.Q$965];[.$L3])" office:value-type="float" office:value="0">
            <text:p>0</text:p>
          </table:table-cell>
          <table:table-cell table:style-name="ce100" table:formula="of:=COUNTIF([.R$7:.R$965];[.$L3])" office:value-type="float" office:value="0">
            <text:p>0</text:p>
          </table:table-cell>
          <table:table-cell table:style-name="ce100" table:formula="of:=COUNTIF([.S$7:.S$965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 table:style-name="ce72"/>
          <table:table-cell table:style-name="ce77" office:value-type="string">
            <text:p>Total Main Cases:</text:p>
          </table:table-cell>
          <table:table-cell table:style-name="ce85" table:formula="of:=MAX([.A7:.A948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5];[.$L4])" office:value-type="float" office:value="0">
            <text:p>0</text:p>
          </table:table-cell>
          <table:table-cell table:style-name="ce100" table:formula="of:=COUNTIF([.N$7:.N$965];[.$L4])" office:value-type="float" office:value="0">
            <text:p>0</text:p>
          </table:table-cell>
          <table:table-cell table:style-name="ce100" table:formula="of:=COUNTIF([.O$7:.O$965];[.$L4])" office:value-type="float" office:value="0">
            <text:p>0</text:p>
          </table:table-cell>
          <table:table-cell table:style-name="ce100" table:formula="of:=COUNTIF([.P$7:.P$965];[.$L4])" office:value-type="float" office:value="0">
            <text:p>0</text:p>
          </table:table-cell>
          <table:table-cell table:style-name="ce100" table:formula="of:=COUNTIF([.Q$7:.Q$965];[.$L4])" office:value-type="float" office:value="0">
            <text:p>0</text:p>
          </table:table-cell>
          <table:table-cell table:style-name="ce100" table:formula="of:=COUNTIF([.R$7:.R$965];[.$L4])" office:value-type="float" office:value="0">
            <text:p>0</text:p>
          </table:table-cell>
          <table:table-cell table:style-name="ce100" table:formula="of:=COUNTIF([.S$7:.S$965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9">
          <table:table-cell table:style-name="ce72"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1" office:value-type="string">
            <text:p>N/A</text:p>
          </table:table-cell>
          <table:table-cell table:style-name="ce100" table:formula="of:=COUNTIF([.M$7:.M$965];[.$L5])" office:value-type="float" office:value="0">
            <text:p>0</text:p>
          </table:table-cell>
          <table:table-cell table:style-name="ce100" table:formula="of:=COUNTIF([.N$7:.N$965];[.$L5])" office:value-type="float" office:value="0">
            <text:p>0</text:p>
          </table:table-cell>
          <table:table-cell table:style-name="ce100" table:formula="of:=COUNTIF([.O$7:.O$965];[.$L5])" office:value-type="float" office:value="0">
            <text:p>0</text:p>
          </table:table-cell>
          <table:table-cell table:style-name="ce100" table:formula="of:=COUNTIF([.P$7:.P$965];[.$L5])" office:value-type="float" office:value="0">
            <text:p>0</text:p>
          </table:table-cell>
          <table:table-cell table:style-name="ce100" table:formula="of:=COUNTIF([.Q$7:.Q$965];[.$L5])" office:value-type="float" office:value="0">
            <text:p>0</text:p>
          </table:table-cell>
          <table:table-cell table:style-name="ce100" table:formula="of:=COUNTIF([.R$7:.R$965];[.$L5])" office:value-type="float" office:value="0">
            <text:p>0</text:p>
          </table:table-cell>
          <table:table-cell table:style-name="ce100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>
            <text:p>Tester</text:p>
          </table:table-cell>
          <table:table-cell table:style-name="ce103">
            <text:p>IE7</text:p>
          </table:table-cell>
          <table:table-cell table:style-name="ce103">
            <text:p>FireFox3.5</text:p>
          </table:table-cell>
          <table:table-cell table:style-name="ce103">
            <text:p>Comment/Bug</text:p>
          </table:table-cell>
          <table:table-cell table:style-name="ce103" table:number-columns-repeated="4"/>
          <table:table-cell table:style-name="ce96" table:number-columns-repeated="211"/>
          <table:table-cell table:style-name="ce88" table:number-columns-repeated="26"/>
        </table:table-row>
        <table:table-row table:style-name="ro26">
          <table:table-cell table:style-name="ce188" office:value-type="float" office:value="1">
            <text:p>1.00</text:p>
          </table:table-cell>
          <table:table-cell table:style-name="ce32" office:value-type="string">
            <text:p>REG_PLF_219_KS_001</text:p>
          </table:table-cell>
          <table:table-cell table:style-name="ce189" office:value-type="float" office:value="1">
            <text:p>1.00</text:p>
          </table:table-cell>
          <table:table-cell table:style-name="ce89" table:formula="of:=[.B7]" office:value-type="string" office:string-value="REG_PLF_219_KS_001">
            <text:p>REG_PLF_219_KS_001</text:p>
          </table:table-cell>
          <table:table-cell table:style-name="ce37" office:value-type="string">
            <text:p>Check related questions list on answer portlet of space</text:p>
          </table:table-cell>
          <table:table-cell table:style-name="ce95" office:value-type="string">
            <text:p>Step 1: Create space by John</text:p>
          </table:table-cell>
          <table:table-cell table:style-name="ce95" office:value-type="string">
            <text:p>- Login as John, go to Intranet home</text:p>
            <text:p>- Go to My spaces page and add new space</text:p>
          </table:table-cell>
          <table:table-cell table:style-name="ce95" office:value-type="string">
            <text:p>- New space is added</text:p>
          </table:table-cell>
          <table:table-cell table:style-name="ce95" office:value-type="string">
            <text:p>High</text:p>
          </table:table-cell>
          <table:table-cell table:style-name="ce203" office:value-type="string">
            <text:p>KS-4327</text:p>
            <text:p>CCP-1284</text:p>
          </table:table-cell>
          <table:table-cell table:style-name="ce192" office:value-type="string">
            <text:p>All questions is displayed in related question when submit an answer even user is not member of its space</text:p>
          </table:table-cell>
          <table:table-cell table:style-name="ce102">
            <text:p>nhung.vu</text:p>
          </table:table-cell>
          <table:table-cell table:style-name="ce102" table:number-columns-repeated="7"/>
          <table:table-cell table:number-columns-repeated="237"/>
        </table:table-row>
        <table:table-row table:style-name="ro20">
          <table:table-cell table:style-name="ce1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9" table:formula="of:=[.B8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2: Invite Mary to become member</text:p>
          </table:table-cell>
          <table:table-cell table:style-name="ce95" office:value-type="string">
            <text:p>- Access space, go to settings portlet</text:p>
            <text:p>- Select Member tab, invites Mary to join space</text:p>
          </table:table-cell>
          <table:table-cell table:style-name="ce95" office:value-type="string">
            <text:p>- Invitation is sent to Mary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0">
          <table:table-cell table:style-name="ce1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9" table:formula="of:=[.B9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3: Mary accepts the invitation</text:p>
          </table:table-cell>
          <table:table-cell table:style-name="ce95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95" office:value-type="string">
            <text:p>- Mary becomes member of space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0">
          <table:table-cell table:style-name="ce1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2" office:value-type="string">
            <text:p>REG_PLF_219_KS_001</text:p>
          </table:table-cell>
          <table:table-cell table:style-name="ce189" office:value-type="float" office:value="1">
            <text:p>1.00</text:p>
          </table:table-cell>
          <table:table-cell table:style-name="ce89" table:formula="of:=[.B10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4: Create space by Root</text:p>
          </table:table-cell>
          <table:table-cell table:style-name="ce95" office:value-type="string">
            <text:p>- Login as Root, go to Intranet home</text:p>
            <text:p><text:span text:style-name="T5">- Go to My spaces page and </text:span><text:span text:style-name="T5">add new space</text:span></text:p>
          </table:table-cell>
          <table:table-cell table:style-name="ce95" office:value-type="string">
            <text:p>- New space is added</text:p>
          </table:table-cell>
          <table:table-cell table:style-name="ce95" office:value-type="string">
            <text:p>High</text:p>
          </table:table-cell>
          <table:table-cell table:style-name="ce89"/>
          <table:table-cell table:style-name="ce19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0">
          <table:table-cell table:style-name="ce1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9" table:formula="of:=[.B11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5: Invites James to become member</text:p>
          </table:table-cell>
          <table:table-cell table:style-name="ce95" office:value-type="string">
            <text:p>- Access space, go to settings portlet</text:p>
            <text:p>- Select Member tab, invites James to join space</text:p>
          </table:table-cell>
          <table:table-cell table:style-name="ce95" office:value-type="string">
            <text:p>- Invitation is sent to James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0">
          <table:table-cell table:style-name="ce1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9" table:formula="of:=[.B12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6: James accepts the invitation</text:p>
          </table:table-cell>
          <table:table-cell table:style-name="ce95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95" office:value-type="string">
            <text:p>- James becomes member of space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5">
          <table:table-cell table:style-name="ce1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9" table:formula="of:=[.B13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7: Submit question on answer portlet of space</text:p>
          </table:table-cell>
          <table:table-cell table:style-name="ce95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95" office:value-type="string">
            <text:p>- Question is submitted successfully</text:p>
            <text:p>- Display only space which user is member, 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20">
          <table:table-cell table:style-name="ce1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2" office:value-type="string">
            <text:p>REG_PLF_219_KS_001</text:p>
          </table:table-cell>
          <table:table-cell table:style-name="ce18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9" table:formula="of:=[.B14]" office:value-type="string" office:string-value="REG_PLF_219_KS_001">
            <text:p>REG_PLF_219_KS_001</text:p>
          </table:table-cell>
          <table:table-cell table:style-name="ce191" office:value-type="string">
            <text:p>Check related questions list on answer portlet of space</text:p>
          </table:table-cell>
          <table:table-cell table:style-name="ce95" office:value-type="string">
            <text:p>Step 8: Add answer for any question</text:p>
          </table:table-cell>
          <table:table-cell table:style-name="ce95" office:value-type="string">
            <text:p>- Login as John, go to her space, select a question and add answer</text:p>
            <text:p>- Click on “Related to” button</text:p>
          </table:table-cell>
          <table:table-cell table:style-name="ce95" office:value-type="string">
            <text:p>- Display form Related questions to select, display only <text:s/>question in space which John is member, do not display question in space created by Root (because John is not member of this space)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95">
            <text:p>nhung.vu</text:p>
          </table:table-cell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8" table:default-cell-style-name="Default"/>
        <table:table-row table:style-name="ro21">
          <table:table-cell table:style-name="ce127" office:value-type="string" table:number-columns-spanned="4" table:number-rows-spanned="2">
            <text:p>KS Regression Tests List</text:p>
          </table:table-cell>
          <table:covered-table-cell table:number-columns-repeated="2" table:style-name="ce127"/>
          <table:covered-table-cell table:style-name="ce142"/>
          <table:table-cell table:style-name="ce142"/>
          <table:table-cell table:style-name="ce140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28"/>
          <table:covered-table-cell table:style-name="ce142"/>
          <table:table-cell table:style-name="ce142"/>
          <table:covered-table-cell table:style-name="ce151"/>
          <table:table-cell table:number-columns-repeated="249"/>
        </table:table-row>
        <table:table-row table:style-name="ro22">
          <table:table-cell table:style-name="ce129" office:value-type="string">
            <text:p>Id</text:p>
          </table:table-cell>
          <table:table-cell table:style-name="ce129" office:value-type="string">
            <text:p>Product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Bug summary</text:p>
          </table:table-cell>
          <table:table-cell table:style-name="ce140" office:value-type="string">
            <text:p>Product bugID</text:p>
          </table:table-cell>
          <table:covered-table-cell table:style-name="ce151"/>
          <table:table-cell table:number-columns-repeated="249"/>
        </table:table-row>
        <table:table-row table:style-name="ro1">
          <table:table-cell table:style-name="ce130" office:value-type="string" table:number-columns-spanned="6" table:number-rows-spanned="1">
            <text:p>Bugs v.2.1.4</text:p>
          </table:table-cell>
          <table:covered-table-cell table:number-columns-repeated="2" table:style-name="ce135"/>
          <table:covered-table-cell table:number-columns-repeated="2" table:style-name="ce143"/>
          <table:covered-table-cell table:style-name="ce152"/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80" office:value-type="string">
            <text:p>REG_PLF_214_KS_001</text:p>
          </table:table-cell>
          <table:table-cell table:style-name="ce135" office:value-type="string">
            <text:p>KS</text:p>
          </table:table-cell>
          <table:table-cell table:style-name="ce135"/>
          <table:table-cell table:style-name="ce91" office:value-type="string">
            <text:p>Check The Maximum number of on line users</text:p>
          </table:table-cell>
          <table:table-cell table:style-name="ce89" office:value-type="string">
            <text:p>KS-3065</text:p>
            <text:p>CCP_786</text:p>
          </table:table-cell>
          <table:table-cell table:style-name="ce152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80" office:value-type="string">
            <text:p>REG_PLF_214_KS_002</text:p>
          </table:table-cell>
          <table:table-cell table:style-name="ce135" office:value-type="string">
            <text:p>KS</text:p>
          </table:table-cell>
          <table:table-cell table:style-name="ce135"/>
          <table:table-cell table:style-name="ce93" office:value-type="string">
            <text:p>Check French translation in Faq Answer portlet</text:p>
          </table:table-cell>
          <table:table-cell table:style-name="ce89" office:value-type="string">
            <text:p>KS-3075</text:p>
            <text:p>CCP_796</text:p>
          </table:table-cell>
          <table:table-cell table:style-name="ce152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5</text:p>
          </table:table-cell>
          <table:covered-table-cell table:number-columns-repeated="2" table:style-name="ce135"/>
          <table:covered-table-cell table:number-columns-repeated="2" table:style-name="ce144"/>
          <table:covered-table-cell table:style-name="ce152"/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1" office:value-type="string">
            <text:p>REG_PLF_215_KS_001</text:p>
          </table:table-cell>
          <table:table-cell table:style-name="ce136" office:value-type="string">
            <text:p>KS</text:p>
          </table:table-cell>
          <table:table-cell table:style-name="ce136"/>
          <table:table-cell table:style-name="ce145" office:value-type="string">
            <text:p>Check An inactive and/or disapproved question is always visible in FAQ </text:p>
          </table:table-cell>
          <table:table-cell table:style-name="ce148" office:value-type="string">
            <text:p><text:span text:style-name="T6">KS-3035</text:span></text:p>
            <text:p><text:span text:style-name="T6">CCP_638</text:span></text:p>
          </table:table-cell>
          <table:table-cell table:style-name="ce153" table:formula="of:=SUMPRODUCT(([Bugs_v2_1_5.B$7:Bugs_v2_1_5.B$931]=[.$A8])*([Bugs_v2_1_5.A$7:Bugs_v2_1_5.A$931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131" office:value-type="string">
            <text:p>REG_PLF_215_KS_002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6" office:value-type="string">
            <text:p>Forum "Private Message" posts are visible in the global activity stream</text:p>
          </table:table-cell>
          <table:table-cell table:style-name="ce148" office:value-type="string">
            <text:p><text:span text:style-name="T6">KS-3160</text:span></text:p>
            <text:p><text:span text:style-name="T6">CCP_855</text:span></text:p>
          </table:table-cell>
          <table:table-cell table:style-name="ce153" table:formula="of:=SUMPRODUCT(([Bugs_v2_1_5.B$7:Bugs_v2_1_5.B$931]=[.$A9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2" office:value-type="string">
            <text:p>REG_PLF_215_KS_003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7" office:value-type="string">
            <text:p>Check FN/LN display in vote</text:p>
          </table:table-cell>
          <table:table-cell table:style-name="ce149" office:value-type="string">
            <text:p><text:span text:style-name="T7">KS-3214</text:span></text:p>
            <text:p><text:span text:style-name="T7">CCP_888</text:span></text:p>
          </table:table-cell>
          <table:table-cell table:style-name="ce153" table:formula="of:=SUMPRODUCT(([Bugs_v2_1_5.B$7:Bugs_v2_1_5.B$931]=[.$A10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2" office:value-type="string">
            <text:p>REG_PLF_215_KS_004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7" office:value-type="string">
            <text:p>Polls are visible for all users</text:p>
          </table:table-cell>
          <table:table-cell table:style-name="ce149" office:value-type="string">
            <text:p><text:span text:style-name="T7">KS-3224</text:span></text:p>
            <text:p><text:span text:style-name="T7">CCP_896</text:span></text:p>
          </table:table-cell>
          <table:table-cell table:style-name="ce153" table:formula="of:=SUMPRODUCT(([Bugs_v2_1_5.B$7:Bugs_v2_1_5.B$931]=[.$A11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6</text:p>
          </table:table-cell>
          <table:covered-table-cell table:style-name="ce137"/>
          <table:covered-table-cell table:number-columns-repeated="3" table:style-name="ce141"/>
          <table:covered-table-cell table:style-name="ce154"/>
          <table:table-cell table:number-columns-repeated="249"/>
        </table:table-row>
        <table:table-row table:style-name="ro13">
          <table:table-cell table:style-name="ce80" office:value-type="string">
            <text:p>REG_PLF_216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1" office:value-type="string">
            <text:p>Check Popup Resize in Settings form</text:p>
          </table:table-cell>
          <table:table-cell table:style-name="ce148" office:value-type="string">
            <text:p><text:span text:style-name="T6">KS-3407</text:span></text:p>
            <text:p><text:span text:style-name="T6">CCP_835</text:span></text:p>
          </table:table-cell>
          <table:table-cell table:style-name="ce155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6</text:p>
          </table:table-cell>
          <table:covered-table-cell table:style-name="ce137"/>
          <table:covered-table-cell table:number-columns-repeated="3" table:style-name="ce141"/>
          <table:covered-table-cell table:style-name="ce155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80" office:value-type="string">
            <text:p>REG_PLF_218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1" office:value-type="string">
            <text:p>Re-order category</text:p>
          </table:table-cell>
          <table:table-cell table:style-name="ce148"/>
          <table:table-cell table:style-name="ce155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80" office:value-type="string">
            <text:p>REG_PLF_218_KS_002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the appearance of question when category is moderated</text:p>
          </table:table-cell>
          <table:table-cell table:style-name="ce148"/>
          <table:table-cell table:style-name="ce155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80" office:value-type="string">
            <text:p>REG_PLF_218_KS_003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disactivated question in Manage Question form</text:p>
          </table:table-cell>
          <table:table-cell table:style-name="ce148"/>
          <table:table-cell table:style-name="ce155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80" office:value-type="string">
            <text:p>REG_PLF_218_KS_004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manager of forum in space</text:p>
          </table:table-cell>
          <table:table-cell table:style-name="ce148"/>
          <table:table-cell table:style-name="ce155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80"/>
          <table:table-cell table:style-name="ce138" table:number-columns-repeated="2"/>
          <table:table-cell table:style-name="ce91"/>
          <table:table-cell table:style-name="ce148"/>
          <table:table-cell table:style-name="ce155"/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133" office:value-type="string" table:number-columns-spanned="5" table:number-rows-spanned="1">
            <text:p>Total</text:p>
          </table:table-cell>
          <table:covered-table-cell table:number-columns-repeated="3" table:style-name="ce139"/>
          <table:covered-table-cell table:style-name="ce150"/>
          <table:table-cell table:style-name="ce133" table:formula="of:=SUM([.F4:.F19])" office:value-type="float" office:value="11">
            <text:p>1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0:1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6T10:10:16</dc:date>
    <meta:print-date>2008-06-17T00:45:47</meta:print-date>
    <dc:language>en-US</dc:language>
    <meta:editing-cycles>1069</meta:editing-cycles>
    <meta:editing-duration>P15DT11H33M19S</meta:editing-duration>
    <meta:document-statistic meta:table-count="8" meta:cell-count="934" meta:object-count="1"/>
    <meta:user-defined meta:name="Info 1"/>
    <meta:user-defined meta:name="Info 2"/>
    <meta:user-defined meta:name="Info 3"/>
    <meta:user-defined meta:name="Info 4"/>
  </office:meta>
</office:document-meta>
</file>